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cs" fo:country="CZ" officeooo:rsid="00254aa8" officeooo:paragraph-rsid="00254aa8" style:font-size-asian="12pt" style:font-size-complex="12pt"/>
    </style:style>
    <style:style style:name="P2" style:family="paragraph" style:parent-style-name="Standard">
      <style:text-properties style:font-name="Liberation Serif" fo:font-size="12pt" fo:language="cs" fo:country="CZ" officeooo:paragraph-rsid="0022b0ac" style:font-size-asian="12pt" style:font-size-complex="12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Liberation Serif" fo:font-size="12pt" fo:language="cs" fo:country="CZ" style:font-size-asian="12pt" style:font-size-complex="12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Liberation Serif" fo:font-size="12pt" fo:language="cs" fo:country="CZ" officeooo:rsid="002cb198" officeooo:paragraph-rsid="002cb198" style:font-size-asian="12pt" style:font-size-complex="12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Liberation Serif" fo:font-size="12pt" fo:language="cs" fo:country="CZ" fo:font-weight="normal" officeooo:paragraph-rsid="001c269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</style:style>
    <style:style style:name="P7" style:family="paragraph" style:parent-style-name="Text_20_body">
      <style:paragraph-properties fo:break-before="auto" fo:break-after="auto"/>
      <style:text-properties style:font-name="Liberation Serif" fo:font-size="12pt" fo:language="cs" fo:country="CZ" officeooo:paragraph-rsid="001c2690" style:font-size-asian="12pt" style:font-size-complex="12pt"/>
    </style:style>
    <style:style style:name="P8" style:family="paragraph" style:parent-style-name="Text_20_body">
      <style:paragraph-properties fo:text-align="center" style:justify-single-word="false" fo:break-before="page"/>
      <style:text-properties style:font-name="Liberation Serif" fo:font-size="12pt" style:font-size-asian="12pt" style:font-size-complex="12pt"/>
    </style:style>
    <style:style style:name="P9" style:family="paragraph" style:parent-style-name="Standard">
      <style:paragraph-properties fo:line-height="115%" style:writing-mode="lr-tb"/>
    </style:style>
    <style:style style:name="P10" style:family="paragraph" style:parent-style-name="Standard">
      <style:paragraph-properties fo:line-height="115%" style:writing-mode="lr-tb"/>
      <style:text-properties style:font-name="Liberation Serif" fo:font-size="12pt" fo:language="cs" fo:country="CZ" fo:font-weight="normal" officeooo:rsid="001c2690" officeooo:paragraph-rsid="0028000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style:writing-mode="lr-tb"/>
      <style:text-properties style:font-name="Liberation Serif" fo:font-size="12pt" fo:language="cs" fo:country="CZ" style:font-size-asian="12pt" style:font-size-complex="12pt"/>
    </style:style>
    <style:style style:name="P12" style:family="paragraph" style:parent-style-name="Standard">
      <style:paragraph-properties fo:line-height="115%" style:writing-mode="lr-tb"/>
      <style:text-properties style:font-name="Liberation Serif" fo:font-size="12pt" fo:language="cs" fo:country="CZ" officeooo:paragraph-rsid="0028000f" style:font-size-asian="12pt" style:font-size-complex="12pt"/>
    </style:style>
    <style:style style:name="P13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dc950" officeooo:paragraph-rsid="001ee36d" style:font-size-asian="12pt" style:font-size-complex="12pt"/>
    </style:style>
    <style:style style:name="P14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dc950" officeooo:paragraph-rsid="001dc950" style:font-size-asian="12pt" style:font-size-complex="12pt"/>
    </style:style>
    <style:style style:name="P15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ee36d" officeooo:paragraph-rsid="001ee36d" style:font-size-asian="12pt" style:font-size-complex="12pt"/>
    </style:style>
    <style:style style:name="P16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ee36d" officeooo:paragraph-rsid="002b66b9" style:font-size-asian="12pt" style:font-size-complex="12pt"/>
    </style:style>
    <style:style style:name="P17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ee36d" officeooo:paragraph-rsid="002f0daf" style:font-size-asian="12pt" style:font-size-complex="12pt"/>
    </style:style>
    <style:style style:name="P18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8000f" officeooo:paragraph-rsid="0028000f" style:font-size-asian="12pt" style:font-size-complex="12pt"/>
    </style:style>
    <style:style style:name="P19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b66b9" officeooo:paragraph-rsid="002b66b9" style:font-size-asian="12pt" style:font-size-complex="12pt"/>
    </style:style>
    <style:style style:name="P20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cb198" officeooo:paragraph-rsid="002cb198" style:font-size-asian="12pt" style:font-size-complex="12pt"/>
    </style:style>
    <style:style style:name="P21" style:family="paragraph" style:parent-style-name="Text_20_body">
      <style:paragraph-properties fo:line-height="115%" style:writing-mode="lr-tb"/>
      <style:text-properties style:font-name="Liberation Serif" fo:font-size="12pt" fo:language="cs" fo:country="CZ" officeooo:rsid="001c2690" officeooo:paragraph-rsid="001c2690" style:font-size-asian="12pt" style:font-size-complex="12pt"/>
    </style:style>
    <style:style style:name="P22" style:family="paragraph" style:parent-style-name="Standard">
      <style:paragraph-properties fo:margin-left="1.27cm" fo:margin-right="0cm" fo:line-height="115%" fo:text-indent="0cm" style:auto-text-indent="false" style:writing-mode="lr-tb"/>
      <style:text-properties style:font-name="Liberation Serif" fo:font-size="12pt" fo:language="cs" fo:country="CZ" officeooo:rsid="002cb198" officeooo:paragraph-rsid="002cb198" style:font-size-asian="12pt" style:font-size-complex="12pt"/>
    </style:style>
    <style:style style:name="P23" style:family="paragraph" style:parent-style-name="Text_20_body">
      <style:paragraph-properties fo:margin-left="1.27cm" fo:margin-right="0cm" fo:line-height="115%" fo:text-indent="0cm" style:auto-text-indent="false" style:writing-mode="lr-tb"/>
    </style:style>
    <style:style style:name="P2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Liberation Serif" fo:font-size="12pt" fo:language="cs" fo:country="CZ" style:font-size-asian="12pt" style:font-size-complex="12pt"/>
    </style:style>
    <style:style style:name="P25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erif" fo:font-size="12pt" fo:language="cs" fo:country="CZ" fo:font-weight="bold" officeooo:rsid="0028000f" officeooo:paragraph-rsid="0028000f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Liberation Serif" fo:font-size="12pt" fo:language="cs" fo:country="CZ" officeooo:rsid="0022b0ac" officeooo:paragraph-rsid="00237c43" style:font-size-asian="12pt" style:font-size-complex="12pt"/>
    </style:style>
    <style:style style:name="P27" style:family="paragraph" style:parent-style-name="Heading_20_1">
      <style:paragraph-properties fo:text-align="center" style:justify-single-word="false"/>
      <style:text-properties style:font-name="Liberation Serif" fo:font-size="12pt" fo:language="cs" fo:country="CZ" fo:font-weight="bold" officeooo:rsid="001ee36d" officeooo:paragraph-rsid="001ee36d" style:font-size-asian="12pt" style:font-weight-asian="bold" style:font-size-complex="12pt" style:font-weight-complex="bold"/>
    </style:style>
    <style:style style:name="P28" style:family="paragraph" style:parent-style-name="Illustration">
      <style:paragraph-properties fo:text-align="center" style:justify-single-word="false"/>
    </style:style>
    <style:style style:name="P29" style:family="paragraph" style:parent-style-name="Standard" style:master-page-name="Standard">
      <style:paragraph-properties fo:margin-left="7.62cm" fo:margin-right="0cm" fo:line-height="115%" fo:text-indent="0cm" style:auto-text-indent="false" style:page-number="auto" fo:break-before="auto" fo:break-after="auto" style:writing-mode="lr-tb"/>
      <style:text-properties style:font-name="Liberation Serif" fo:font-size="12pt" fo:language="cs" fo:country="CZ" fo:font-weight="bold" officeooo:rsid="0028000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7.62cm" fo:margin-right="0cm" fo:line-height="115%" fo:text-indent="0cm" style:auto-text-indent="false" style:writing-mode="lr-tb"/>
      <style:text-properties style:font-name="Liberation Serif" fo:font-size="12pt" fo:language="cs" fo:country="CZ" fo:font-weight="bold" officeooo:rsid="0028000f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7.62cm" fo:margin-right="0cm" fo:line-height="115%" fo:text-indent="0cm" style:auto-text-indent="false" style:writing-mode="lr-tb"/>
      <style:text-properties style:font-name="Liberation Serif" fo:font-size="12pt" fo:language="cs" fo:country="CZ" fo:font-weight="bold" officeooo:rsid="0028000f" officeooo:paragraph-rsid="003edc8f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7.62cm" fo:margin-right="0cm" fo:line-height="115%" fo:text-indent="0cm" style:auto-text-indent="false" style:writing-mode="lr-tb"/>
      <style:text-properties style:font-name="Liberation Serif" fo:font-size="12pt" fo:language="cs" fo:country="CZ" fo:font-weight="normal" officeooo:rsid="0033b45e" officeooo:paragraph-rsid="003edc8f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7.62cm" fo:margin-right="0cm" fo:line-height="115%" fo:text-indent="0cm" style:auto-text-indent="false" style:writing-mode="lr-tb"/>
      <style:text-properties officeooo:paragraph-rsid="0028000f"/>
    </style:style>
    <style:style style:name="P34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f6f4d" officeooo:paragraph-rsid="002b66b9" style:font-size-asian="12pt" style:font-size-complex="12pt"/>
    </style:style>
    <style:style style:name="P35" style:family="paragraph" style:parent-style-name="Standard">
      <style:paragraph-properties fo:line-height="115%" style:writing-mode="lr-tb"/>
      <style:text-properties style:font-name="Liberation Serif" fo:font-size="12pt" fo:language="cs" fo:country="CZ" style:font-size-asian="12pt" style:font-size-complex="12pt"/>
    </style:style>
    <style:style style:name="P36" style:family="paragraph" style:parent-style-name="Standard">
      <style:paragraph-properties fo:line-height="115%" style:writing-mode="lr-tb"/>
      <style:text-properties style:font-name="Liberation Serif" fo:font-size="12pt" fo:language="cs" fo:country="CZ" officeooo:paragraph-rsid="0028000f" style:font-size-asian="12pt" style:font-size-complex="12pt"/>
    </style:style>
    <style:style style:name="P37" style:family="paragraph" style:parent-style-name="Standard">
      <style:paragraph-properties fo:line-height="115%" style:writing-mode="lr-tb"/>
      <style:text-properties style:font-name="Liberation Serif" fo:font-size="12pt" fo:language="cs" fo:country="CZ" officeooo:paragraph-rsid="0035b444" style:font-size-asian="12pt" style:font-size-complex="12pt"/>
    </style:style>
    <style:style style:name="P38" style:family="paragraph" style:parent-style-name="Standard">
      <style:paragraph-properties fo:line-height="115%" style:writing-mode="lr-tb"/>
      <style:text-properties style:font-name="Liberation Serif" fo:font-size="12pt" fo:language="cs" fo:country="CZ" officeooo:paragraph-rsid="003d4adc" style:font-size-asian="12pt" style:font-size-complex="12pt"/>
    </style:style>
    <style:style style:name="P39" style:family="paragraph" style:parent-style-name="Standard">
      <style:paragraph-properties fo:line-height="115%" style:writing-mode="lr-tb"/>
      <style:text-properties style:font-name="Liberation Serif" fo:font-size="12pt" fo:language="cs" fo:country="CZ" officeooo:paragraph-rsid="003edc8f" style:font-size-asian="12pt" style:font-size-complex="12pt"/>
    </style:style>
    <style:style style:name="P40" style:family="paragraph" style:parent-style-name="Standard" style:list-style-name="L2">
      <style:paragraph-properties fo:line-height="115%" style:writing-mode="lr-tb"/>
      <style:text-properties style:font-name="Liberation Serif" fo:font-size="12pt" fo:language="cs" fo:country="CZ" officeooo:rsid="001c2690" officeooo:paragraph-rsid="0035b444" style:font-size-asian="12pt" style:font-size-complex="12pt"/>
    </style:style>
    <style:style style:name="P41" style:family="paragraph" style:parent-style-name="Standard" style:list-style-name="L2">
      <style:paragraph-properties fo:line-height="115%" style:writing-mode="lr-tb"/>
      <style:text-properties style:font-name="Liberation Serif" fo:font-size="12pt" fo:language="cs" fo:country="CZ" officeooo:rsid="0031ea5a" officeooo:paragraph-rsid="00366f75" style:font-size-asian="12pt" style:font-size-complex="12pt"/>
    </style:style>
    <style:style style:name="P42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ee36d" officeooo:paragraph-rsid="00237c43" style:font-size-asian="12pt" style:font-size-complex="12pt"/>
    </style:style>
    <style:style style:name="P43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ee36d" officeooo:paragraph-rsid="002f0daf" style:font-size-asian="12pt" style:font-size-complex="12pt"/>
    </style:style>
    <style:style style:name="P44" style:family="paragraph" style:parent-style-name="Standard" style:list-style-name="L2">
      <style:paragraph-properties fo:line-height="115%" style:writing-mode="lr-tb"/>
      <style:text-properties style:font-name="Liberation Serif" fo:font-size="12pt" fo:language="cs" fo:country="CZ" officeooo:rsid="002f0daf" officeooo:paragraph-rsid="003a6448" style:font-size-asian="12pt" style:font-size-complex="12pt"/>
    </style:style>
    <style:style style:name="P45" style:family="paragraph" style:parent-style-name="Standard" style:list-style-name="L2">
      <style:paragraph-properties fo:line-height="115%" style:writing-mode="lr-tb"/>
      <style:text-properties style:font-name="Liberation Serif" fo:font-size="12pt" fo:language="cs" fo:country="CZ" officeooo:rsid="002f0daf" officeooo:paragraph-rsid="003d4adc" style:font-size-asian="12pt" style:font-size-complex="12pt"/>
    </style:style>
    <style:style style:name="P46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f0daf" officeooo:paragraph-rsid="003c14d5" style:font-size-asian="12pt" style:font-size-complex="12pt"/>
    </style:style>
    <style:style style:name="P47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f0daf" officeooo:paragraph-rsid="003d4adc" style:font-size-asian="12pt" style:font-size-complex="12pt"/>
    </style:style>
    <style:style style:name="P48" style:family="paragraph" style:parent-style-name="Standard" style:list-style-name="L2">
      <style:paragraph-properties fo:line-height="115%" style:writing-mode="lr-tb"/>
      <style:text-properties style:font-name="Liberation Serif" fo:font-size="12pt" fo:language="cs" fo:country="CZ" officeooo:rsid="00381e8f" officeooo:paragraph-rsid="00381e8f" style:font-size-asian="12pt" style:font-size-complex="12pt"/>
    </style:style>
    <style:style style:name="P49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381e8f" officeooo:paragraph-rsid="00381e8f" style:font-size-asian="12pt" style:font-size-complex="12pt"/>
    </style:style>
    <style:style style:name="P50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3111a7" officeooo:paragraph-rsid="003111a7" style:font-size-asian="12pt" style:font-size-complex="12pt"/>
    </style:style>
    <style:style style:name="P51" style:family="paragraph" style:parent-style-name="Standard" style:list-style-name="L2">
      <style:paragraph-properties fo:line-height="115%" style:writing-mode="lr-tb"/>
      <style:text-properties style:font-name="Liberation Serif" fo:font-size="12pt" fo:language="cs" fo:country="CZ" officeooo:rsid="003a9e7f" officeooo:paragraph-rsid="003a9e7f" style:font-size-asian="12pt" style:font-size-complex="12pt"/>
    </style:style>
    <style:style style:name="P52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1dc950" officeooo:paragraph-rsid="003a9e7f" style:font-size-asian="12pt" style:font-size-complex="12pt"/>
    </style:style>
    <style:style style:name="P53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b66b9" officeooo:paragraph-rsid="002b66b9" style:font-size-asian="12pt" style:font-size-complex="12pt"/>
    </style:style>
    <style:style style:name="P54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2d723e" officeooo:paragraph-rsid="003c14d5" style:font-size-asian="12pt" style:font-size-complex="12pt"/>
    </style:style>
    <style:style style:name="P55" style:family="paragraph" style:parent-style-name="Standard">
      <style:paragraph-properties fo:line-height="115%" style:writing-mode="lr-tb"/>
      <style:text-properties style:font-name="Liberation Serif" fo:font-size="12pt" fo:language="cs" fo:country="CZ" officeooo:rsid="0040863c" officeooo:paragraph-rsid="003d4adc" style:font-size-asian="12pt" style:font-size-complex="12pt"/>
    </style:style>
    <style:style style:name="P56" style:family="paragraph" style:parent-style-name="Standard">
      <style:paragraph-properties fo:line-height="115%" style:writing-mode="lr-tb"/>
      <style:text-properties style:font-name="Liberation Serif" fo:font-size="12pt" fo:language="cs" fo:country="CZ" style:text-underline-style="solid" style:text-underline-width="auto" style:text-underline-color="font-color" fo:font-weight="bold" officeooo:rsid="001dc950" officeooo:paragraph-rsid="0028000f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style:font-name="Liberation Serif" fo:font-size="12pt" fo:language="cs" fo:country="CZ" style:text-underline-style="none" fo:font-weight="bold" officeooo:rsid="0028000f" officeooo:paragraph-rsid="0028000f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15%" fo:text-align="start" style:justify-single-word="false" style:writing-mode="lr-tb"/>
      <style:text-properties style:font-name="Liberation Serif" fo:font-size="12pt" fo:language="cs" fo:country="CZ" style:text-underline-style="none" fo:font-weight="bold" officeooo:rsid="0028000f" officeooo:paragraph-rsid="0028000f" style:font-size-asian="12pt" style:font-weight-asian="bold" style:font-size-complex="12pt" style:font-weight-complex="bold"/>
    </style:style>
    <style:style style:name="P59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2pt" fo:language="cs" fo:country="CZ" style:text-underline-style="none" fo:font-weight="normal" officeooo:rsid="002d723e" officeooo:paragraph-rsid="0035c6b2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line-height="115%" style:writing-mode="lr-tb"/>
      <style:text-properties style:font-name="Liberation Serif" fo:font-size="12pt" fo:language="cs" fo:country="CZ" fo:font-weight="normal" officeooo:rsid="001c2690" officeooo:paragraph-rsid="0028000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line-height="115%" fo:text-align="start" style:justify-single-word="false" style:writing-mode="lr-tb"/>
      <style:text-properties style:text-underline-style="none" fo:font-weight="bold" officeooo:rsid="0028000f" officeooo:paragraph-rsid="0035b444" style:font-weight-asian="bold" style:font-weight-complex="bold"/>
    </style:style>
    <style:style style:name="P62" style:family="paragraph" style:parent-style-name="Standard">
      <style:paragraph-properties fo:line-height="115%" fo:text-align="start" style:justify-single-word="false" style:writing-mode="lr-tb"/>
      <style:text-properties style:text-underline-style="none" fo:font-weight="bold" officeooo:rsid="0028000f" officeooo:paragraph-rsid="003d4adc" style:font-weight-asian="bold" style:font-weight-complex="bold"/>
    </style:style>
    <style:style style:name="P63" style:family="paragraph" style:parent-style-name="Standard">
      <style:paragraph-properties fo:line-height="115%" fo:text-align="end" style:justify-single-word="false" style:writing-mode="lr-tb"/>
      <style:text-properties style:text-underline-style="none" fo:font-weight="bold" officeooo:rsid="0028000f" officeooo:paragraph-rsid="0035b444" style:font-weight-asian="bold" style:font-weight-complex="bold"/>
    </style:style>
    <style:style style:name="P64" style:family="paragraph" style:parent-style-name="Standard">
      <style:paragraph-properties fo:line-height="115%" style:writing-mode="lr-tb"/>
      <style:text-properties officeooo:paragraph-rsid="0028000f"/>
    </style:style>
    <style:style style:name="P65" style:family="paragraph" style:parent-style-name="Standard">
      <style:paragraph-properties fo:line-height="115%" style:writing-mode="lr-tb"/>
      <style:text-properties officeooo:paragraph-rsid="0033b45e"/>
    </style:style>
    <style:style style:name="P66" style:family="paragraph" style:parent-style-name="Standard">
      <style:paragraph-properties fo:line-height="115%" fo:text-align="start" style:justify-single-word="false" style:writing-mode="lr-tb"/>
      <style:text-properties fo:font-weight="bold" officeooo:paragraph-rsid="0040863c" style:font-weight-asian="bold" style:font-weight-complex="bold"/>
    </style:style>
    <style:style style:name="P67" style:family="paragraph" style:parent-style-name="Standard">
      <style:text-properties style:font-name="Liberation Serif" fo:font-size="12pt" fo:language="cs" fo:country="CZ" officeooo:rsid="0021402c" officeooo:paragraph-rsid="00254aa8" style:font-size-asian="12pt" style:font-size-complex="12pt"/>
    </style:style>
    <style:style style:name="P68" style:family="paragraph" style:parent-style-name="Standard">
      <style:text-properties style:font-name="Liberation Serif" fo:font-size="12pt" fo:language="cs" fo:country="CZ" officeooo:rsid="0021402c" officeooo:paragraph-rsid="0022b0ac" style:font-size-asian="12pt" style:font-size-complex="12pt"/>
    </style:style>
    <style:style style:name="P69" style:family="paragraph" style:parent-style-name="Standard">
      <style:text-properties style:font-name="Liberation Serif" fo:font-size="12pt" fo:language="cs" fo:country="CZ" officeooo:rsid="002d723e" officeooo:paragraph-rsid="0035c6b2" style:font-size-asian="12pt" style:font-size-complex="12pt"/>
    </style:style>
    <style:style style:name="P70" style:family="paragraph" style:parent-style-name="Standard">
      <style:text-properties style:font-name="Liberation Serif" fo:font-size="12pt" fo:language="cs" fo:country="CZ" officeooo:rsid="00254aa8" officeooo:paragraph-rsid="00254aa8" style:font-size-asian="12pt" style:font-size-complex="12pt"/>
    </style:style>
    <style:style style:name="P71" style:family="paragraph" style:parent-style-name="Standard">
      <style:text-properties style:font-name="Liberation Serif" fo:font-size="12pt" fo:language="cs" fo:country="CZ" officeooo:rsid="00254aa8" officeooo:paragraph-rsid="003a6448" style:font-size-asian="12pt" style:font-size-complex="12pt"/>
    </style:style>
    <style:style style:name="P72" style:family="paragraph" style:parent-style-name="Standard">
      <style:text-properties style:font-name="Liberation Serif" fo:font-size="12pt" fo:language="cs" fo:country="CZ" officeooo:rsid="003a6448" officeooo:paragraph-rsid="003a6448" style:font-size-asian="12pt" style:font-size-complex="12pt"/>
    </style:style>
    <style:style style:name="P73" style:family="paragraph" style:parent-style-name="Standard">
      <style:text-properties style:font-name="Liberation Serif" fo:font-size="12pt" fo:language="cs" fo:country="CZ" fo:font-style="italic" officeooo:rsid="003a6448" officeooo:paragraph-rsid="003a6448" style:font-size-asian="12pt" style:font-style-asian="italic" style:font-size-complex="12pt" style:font-style-complex="italic"/>
    </style:style>
    <style:style style:name="P74" style:family="paragraph" style:parent-style-name="Standard">
      <style:paragraph-properties fo:line-height="115%" fo:break-before="auto" fo:break-after="auto" style:writing-mode="lr-tb"/>
      <style:text-properties officeooo:paragraph-rsid="0028000f"/>
    </style:style>
    <style:style style:name="P75" style:family="paragraph" style:parent-style-name="Standard">
      <style:paragraph-properties fo:margin-left="1.27cm" fo:margin-right="0cm" fo:line-height="115%" fo:text-indent="0cm" style:auto-text-indent="false" style:writing-mode="lr-tb"/>
      <style:text-properties style:font-name="Liberation Serif" fo:font-size="12pt" fo:language="cs" fo:country="CZ" officeooo:rsid="002f0daf" officeooo:paragraph-rsid="003c14d5" style:font-size-asian="12pt" style:font-size-complex="12pt"/>
    </style:style>
    <style:style style:name="P7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erif" fo:font-size="12pt" fo:language="cs" fo:country="CZ" officeooo:rsid="002f0daf" officeooo:paragraph-rsid="003c14d5" style:font-size-asian="12pt" style:font-size-complex="12pt"/>
    </style:style>
    <style:style style:name="P77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erif" fo:font-size="12pt" fo:language="cs" fo:country="CZ" officeooo:rsid="002f0daf" officeooo:paragraph-rsid="003d4adc" style:font-size-asian="12pt" style:font-size-complex="12pt"/>
    </style:style>
    <style:style style:name="P78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erif" fo:font-size="12pt" fo:language="cs" fo:country="CZ" officeooo:rsid="003d4adc" officeooo:paragraph-rsid="003d4adc" style:font-size-asian="12pt" style:font-size-complex="12pt"/>
    </style:style>
    <style:style style:name="P79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erif" fo:font-size="12pt" fo:language="cs" fo:country="CZ" officeooo:rsid="00381e8f" officeooo:paragraph-rsid="003d4adc" style:font-size-asian="12pt" style:font-size-complex="12pt"/>
    </style:style>
    <style:style style:name="P80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Liberation Serif" fo:font-size="12pt" fo:language="cs" fo:country="CZ" fo:font-style="italic" officeooo:rsid="003d4adc" officeooo:paragraph-rsid="003d4adc" style:font-size-asian="12pt" style:font-style-asian="italic" style:font-size-complex="12pt" style:font-style-complex="italic"/>
    </style:style>
    <style:style style:name="P81" style:family="paragraph" style:parent-style-name="Standard">
      <style:paragraph-properties fo:margin-left="5.08cm" fo:margin-right="0cm" fo:line-height="115%" fo:text-indent="0cm" style:auto-text-indent="false" style:writing-mode="lr-tb"/>
      <style:text-properties style:font-name="Liberation Serif" fo:font-size="12pt" fo:language="cs" fo:country="CZ" officeooo:rsid="0028000f" officeooo:paragraph-rsid="0028000f" style:font-size-asian="12pt" style:font-size-complex="12pt"/>
    </style:style>
    <style:style style:name="P82" style:family="paragraph" style:parent-style-name="Standard">
      <style:paragraph-properties fo:margin-left="5.08cm" fo:margin-right="0cm" fo:line-height="115%" fo:text-indent="0cm" style:auto-text-indent="false" style:writing-mode="lr-tb"/>
      <style:text-properties style:font-name="Liberation Serif" fo:font-size="12pt" fo:language="cs" fo:country="CZ" officeooo:rsid="0028000f" officeooo:paragraph-rsid="003edc8f" style:font-size-asian="12pt" style:font-size-complex="12pt"/>
    </style:style>
    <style:style style:name="P83" style:family="paragraph" style:parent-style-name="Standard">
      <style:paragraph-properties fo:margin-left="5.08cm" fo:margin-right="0cm" fo:line-height="115%" fo:text-indent="0cm" style:auto-text-indent="false" style:writing-mode="lr-tb"/>
      <style:text-properties style:font-name="Liberation Serif" fo:font-size="12pt" fo:language="cs" fo:country="CZ" officeooo:rsid="003edc8f" officeooo:paragraph-rsid="003edc8f" style:font-size-asian="12pt" style:font-size-complex="12pt"/>
    </style:style>
    <style:style style:name="P84" style:family="paragraph" style:parent-style-name="Standard">
      <style:paragraph-properties fo:margin-left="5.08cm" fo:margin-right="0cm" fo:line-height="115%" fo:text-indent="0cm" style:auto-text-indent="false" style:writing-mode="lr-tb"/>
      <style:text-properties style:font-name="Liberation Serif" fo:font-size="12pt" officeooo:paragraph-rsid="003edc8f" style:font-size-asian="12pt" style:font-size-complex="12pt"/>
    </style:style>
    <style:style style:name="P85" style:family="paragraph" style:parent-style-name="Text_20_body">
      <style:text-properties style:font-name="Liberation Serif" fo:font-size="12pt" fo:language="cs" fo:country="CZ" officeooo:rsid="0035b444" officeooo:paragraph-rsid="0035c6b2" style:font-size-asian="12pt" style:font-size-complex="12pt"/>
    </style:style>
    <style:style style:name="P86" style:family="paragraph" style:parent-style-name="Text_20_body">
      <style:text-properties style:font-name="Liberation Serif" fo:font-size="12pt" fo:language="cs" fo:country="CZ" officeooo:paragraph-rsid="00381e8f" style:font-size-asian="12pt" style:font-size-complex="12pt"/>
    </style:style>
    <style:style style:name="P87" style:family="paragraph" style:parent-style-name="Text_20_body">
      <style:text-properties style:font-name="Liberation Serif" fo:font-size="12pt" fo:language="cs" fo:country="CZ" officeooo:paragraph-rsid="00387c4a" style:font-size-asian="12pt" style:font-size-complex="12pt"/>
    </style:style>
    <style:style style:name="P88" style:family="paragraph" style:parent-style-name="Text_20_body">
      <style:text-properties style:font-name="Liberation Serif" fo:font-size="12pt" fo:language="cs" fo:country="CZ" officeooo:rsid="002c8dbf" officeooo:paragraph-rsid="002c8dbf" style:font-size-asian="12pt" style:font-size-complex="12pt"/>
    </style:style>
    <style:style style:name="P89" style:family="paragraph" style:parent-style-name="Text_20_body">
      <style:text-properties style:font-name="Liberation Serif" fo:font-size="12pt" fo:language="cs" fo:country="CZ" officeooo:rsid="003a6448" officeooo:paragraph-rsid="003a6448" style:font-size-asian="12pt" style:font-size-complex="12pt"/>
    </style:style>
    <style:style style:name="P90" style:family="paragraph" style:parent-style-name="Text_20_body">
      <style:text-properties style:font-name="Liberation Serif" fo:font-size="12pt" fo:language="cs" fo:country="CZ" fo:font-style="italic" officeooo:rsid="003a6448" officeooo:paragraph-rsid="003a6448" style:font-size-asian="12pt" style:font-style-asian="italic" style:font-size-complex="12pt" style:font-style-complex="italic"/>
    </style:style>
    <style:style style:name="P91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357655" officeooo:paragraph-rsid="0035b444" style:font-weight-asian="bold" style:font-weight-complex="bold"/>
    </style:style>
    <style:style style:name="P92" style:family="paragraph" style:parent-style-name="Text_20_body" style:list-style-name="L2">
      <style:paragraph-properties fo:line-height="115%" fo:text-align="start" style:justify-single-word="false" style:writing-mode="lr-tb"/>
      <style:text-properties style:font-name="Liberation Serif" fo:font-size="12pt" fo:language="cs" fo:country="CZ" style:text-underline-style="none" fo:font-weight="normal" officeooo:rsid="001c2690" officeooo:paragraph-rsid="0035c6b2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line-height="115%" style:writing-mode="lr-tb"/>
      <style:text-properties style:font-name="Liberation Serif" fo:font-size="12pt" fo:language="cs" fo:country="CZ" officeooo:rsid="001c2690" officeooo:paragraph-rsid="001c2690" style:font-size-asian="12pt" style:font-size-complex="12pt"/>
    </style:style>
    <style:style style:name="P94" style:family="paragraph" style:parent-style-name="Text_20_body">
      <style:paragraph-properties fo:line-height="115%" style:writing-mode="lr-tb"/>
      <style:text-properties style:font-name="Liberation Serif" fo:font-size="12pt" fo:language="cs" fo:country="CZ" officeooo:rsid="0022b0ac" officeooo:paragraph-rsid="003c14d5" style:font-size-asian="12pt" style:font-size-complex="12pt"/>
    </style:style>
    <style:style style:name="P95" style:family="paragraph" style:parent-style-name="Text_20_body">
      <style:paragraph-properties fo:margin-left="1.27cm" fo:margin-right="0cm" fo:line-height="115%" fo:text-align="start" style:justify-single-word="false" fo:text-indent="0cm" style:auto-text-indent="false" style:writing-mode="lr-tb"/>
      <style:text-properties style:text-underline-style="none" fo:font-weight="bold" officeooo:rsid="00357655" officeooo:paragraph-rsid="00357655" style:font-weight-asian="bold" style:font-weight-complex="bold"/>
    </style:style>
    <style:style style:name="P96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4aa8" style:font-weight-asian="bold" style:font-weight-complex="bold"/>
    </style:style>
    <style:style style:name="T3" style:family="text">
      <style:text-properties fo:font-weight="bold" officeooo:rsid="001c2690" style:font-weight-asian="bold" style:font-weight-complex="bold"/>
    </style:style>
    <style:style style:name="T4" style:family="text">
      <style:text-properties fo:font-weight="bold" officeooo:rsid="001dc950" style:font-weight-asian="bold" style:font-weight-complex="bold"/>
    </style:style>
    <style:style style:name="T5" style:family="text">
      <style:text-properties fo:font-weight="bold" officeooo:rsid="0039200b" style:font-weight-asian="bold" style:font-weight-complex="bold"/>
    </style:style>
    <style:style style:name="T6" style:family="text">
      <style:text-properties fo:font-weight="bold" officeooo:rsid="00237c43" style:font-weight-asian="bold" style:font-weight-complex="bold"/>
    </style:style>
    <style:style style:name="T7" style:family="text">
      <style:text-properties fo:font-weight="bold" officeooo:rsid="003a6448" style:font-weight-asian="bold" style:font-weight-complex="bold"/>
    </style:style>
    <style:style style:name="T8" style:family="text">
      <style:text-properties fo:font-weight="bold" officeooo:rsid="003a9e7f" style:font-weight-asian="bold" style:font-weight-complex="bold"/>
    </style:style>
    <style:style style:name="T9" style:family="text">
      <style:text-properties fo:font-weight="bold" officeooo:rsid="001ee36d" style:font-weight-asian="bold" style:font-weight-complex="bold"/>
    </style:style>
    <style:style style:name="T10" style:family="text">
      <style:text-properties fo:font-weight="bold" officeooo:rsid="003bc232" style:font-weight-asian="bold" style:font-weight-complex="bold"/>
    </style:style>
    <style:style style:name="T11" style:family="text">
      <style:text-properties fo:font-weight="bold" officeooo:rsid="002d723e" style:font-weight-asian="bold" style:font-weight-complex="bold"/>
    </style:style>
    <style:style style:name="T12" style:family="text">
      <style:text-properties fo:font-weight="bold" officeooo:rsid="002c8dbf" style:font-weight-asian="bold" style:font-weight-complex="bold"/>
    </style:style>
    <style:style style:name="T13" style:family="text">
      <style:text-properties fo:font-weight="bold" officeooo:rsid="003c14d5" style:font-weight-asian="bold" style:font-weight-complex="bold"/>
    </style:style>
    <style:style style:name="T14" style:family="text">
      <style:text-properties fo:font-weight="bold" officeooo:rsid="002fa023" style:font-weight-asian="bold" style:font-weight-complex="bold"/>
    </style:style>
    <style:style style:name="T15" style:family="text">
      <style:text-properties fo:font-weight="bold" officeooo:rsid="003d4adc" style:font-weight-asian="bold" style:font-weight-complex="bold"/>
    </style:style>
    <style:style style:name="T16" style:family="text">
      <style:text-properties fo:font-weight="bold" officeooo:rsid="003f294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a6448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37c43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ee36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2c8dbf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3c14d5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fa023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f2941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3d4adc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officeooo:rsid="0040863c"/>
    </style:style>
    <style:style style:name="T28" style:family="text">
      <style:text-properties officeooo:rsid="001a77a0"/>
    </style:style>
    <style:style style:name="T29" style:family="text">
      <style:text-properties officeooo:rsid="001c2690"/>
    </style:style>
    <style:style style:name="T30" style:family="text">
      <style:text-properties officeooo:rsid="001dc950"/>
    </style:style>
    <style:style style:name="T31" style:family="text">
      <style:text-properties officeooo:rsid="001ee36d"/>
    </style:style>
    <style:style style:name="T32" style:family="text">
      <style:text-properties officeooo:rsid="001f6f4d"/>
    </style:style>
    <style:style style:name="T33" style:family="text">
      <style:text-properties officeooo:rsid="0021402c"/>
    </style:style>
    <style:style style:name="T34" style:family="text">
      <style:text-properties officeooo:rsid="00237c43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language="cs" fo:country="CZ" style:font-size-asian="12pt" style:font-size-complex="12pt"/>
    </style:style>
    <style:style style:name="T37" style:family="text">
      <style:text-properties style:font-name="Liberation Serif" fo:font-size="12pt" fo:language="cs" fo:country="CZ" officeooo:rsid="001ee36d" style:font-size-asian="12pt" style:font-size-complex="12pt"/>
    </style:style>
    <style:style style:name="T38" style:family="text">
      <style:text-properties style:font-name="Liberation Serif" fo:font-size="12pt" fo:language="cs" fo:country="CZ" officeooo:rsid="0035b444" style:font-size-asian="12pt" style:font-size-complex="12pt"/>
    </style:style>
    <style:style style:name="T39" style:family="text">
      <style:text-properties style:font-name="Liberation Serif" fo:font-size="12pt" fo:language="cs" fo:country="CZ" officeooo:rsid="0028000f" style:font-size-asian="12pt" style:font-size-complex="12pt"/>
    </style:style>
    <style:style style:name="T40" style:family="text">
      <style:text-properties style:font-name="Liberation Serif" fo:font-size="12pt" fo:language="cs" fo:country="CZ" fo:font-weight="normal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language="cs" fo:country="CZ" fo:font-weight="normal" officeooo:rsid="0035b444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language="cs" fo:country="CZ" fo:font-weight="normal" officeooo:rsid="003d4adc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language="cs" fo:country="CZ" fo:font-weight="normal" officeooo:rsid="003d82f5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language="cs" fo:country="CZ" fo:font-weight="normal" officeooo:rsid="0028000f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language="cs" fo:country="CZ" fo:font-weight="normal" officeooo:rsid="0033b45e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language="cs" fo:country="CZ" fo:font-weight="normal" officeooo:rsid="003edc8f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language="cs" fo:country="CZ" fo:font-weight="bold" style:font-size-asian="12pt" style:font-weight-asian="bold" style:font-size-complex="12pt" style:font-weight-complex="bold"/>
    </style:style>
    <style:style style:name="T48" style:family="text">
      <style:text-properties style:font-name="Liberation Serif" fo:font-size="12pt" fo:language="cs" fo:country="CZ" fo:font-weight="bold" officeooo:rsid="0028000f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fo:language="cs" fo:country="CZ" fo:font-style="normal" style:font-size-asian="12pt" style:font-style-asian="normal" style:font-size-complex="12pt" style:font-style-complex="normal"/>
    </style:style>
    <style:style style:name="T50" style:family="text">
      <style:text-properties style:font-name="Liberation Serif" fo:font-size="12pt" fo:language="cs" fo:country="CZ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language="cs" fo:country="CZ" style:text-underline-style="none" style:font-size-asian="12pt" style:font-size-complex="12pt"/>
    </style:style>
    <style:style style:name="T52" style:family="text">
      <style:text-properties style:font-name="Liberation Serif" fo:font-size="12pt" fo:language="cs" fo:country="CZ" style:text-underline-style="none" officeooo:rsid="003d4adc" style:font-size-asian="12pt" style:font-size-complex="12pt"/>
    </style:style>
    <style:style style:name="T53" style:family="text">
      <style:text-properties style:font-name="Liberation Serif" fo:font-size="12pt" fo:language="cs" fo:country="CZ" style:text-underline-style="none" officeooo:rsid="003d82f5" style:font-size-asian="12pt" style:font-size-complex="12pt"/>
    </style:style>
    <style:style style:name="T54" style:family="text">
      <style:text-properties style:font-name="Liberation Serif" fo:font-size="12pt" fo:language="cs" fo:country="CZ" style:text-underline-style="none" officeooo:rsid="0035b444" style:font-size-asian="12pt" style:font-size-complex="12pt"/>
    </style:style>
    <style:style style:name="T55" style:family="text">
      <style:text-properties style:font-name="Liberation Serif" fo:font-size="12pt" fo:language="cs" fo:country="CZ" style:text-underline-style="none" officeooo:rsid="0040863c" style:font-size-asian="12pt" style:font-size-complex="12pt"/>
    </style:style>
    <style:style style:name="T56" style:family="text">
      <style:text-properties style:font-name="Liberation Serif" fo:font-size="12pt" fo:language="cs" fo:country="CZ" style:text-underline-style="none" officeooo:rsid="003edc8f" style:font-size-asian="12pt" style:font-size-complex="12pt"/>
    </style:style>
    <style:style style:name="T57" style:family="text">
      <style:text-properties officeooo:rsid="0028000f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b66b9" style:font-weight-asian="normal" style:font-weight-complex="normal"/>
    </style:style>
    <style:style style:name="T60" style:family="text">
      <style:text-properties fo:font-weight="normal" officeooo:rsid="002fa023" style:font-weight-asian="normal" style:font-weight-complex="normal"/>
    </style:style>
    <style:style style:name="T61" style:family="text">
      <style:text-properties fo:font-weight="normal" officeooo:rsid="003d4adc" style:font-weight-asian="normal" style:font-weight-complex="normal"/>
    </style:style>
    <style:style style:name="T62" style:family="text">
      <style:text-properties fo:font-weight="normal" officeooo:rsid="002c8dbf" style:font-weight-asian="normal" style:font-weight-complex="normal"/>
    </style:style>
    <style:style style:name="T63" style:family="text">
      <style:text-properties fo:font-weight="normal" officeooo:rsid="0040863c" style:font-weight-asian="normal" style:font-weight-complex="normal"/>
    </style:style>
    <style:style style:name="T64" style:family="text">
      <style:text-properties officeooo:rsid="002984ea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35c6b2" style:font-style-asian="italic" style:font-style-complex="italic"/>
    </style:style>
    <style:style style:name="T67" style:family="text">
      <style:text-properties fo:font-style="italic" officeooo:rsid="00366f75" style:font-style-asian="italic" style:font-style-complex="italic"/>
    </style:style>
    <style:style style:name="T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35c6b2" style:font-style-asian="italic" style:font-weight-asian="normal" style:font-style-complex="italic" style:font-weight-complex="normal"/>
    </style:style>
    <style:style style:name="T70" style:family="text">
      <style:text-properties officeooo:rsid="002b66b9"/>
    </style:style>
    <style:style style:name="T71" style:family="text">
      <style:text-properties officeooo:rsid="002c8dbf"/>
    </style:style>
    <style:style style:name="T72" style:family="text">
      <style:text-properties officeooo:rsid="002d723e"/>
    </style:style>
    <style:style style:name="T73" style:family="text">
      <style:text-properties officeooo:rsid="002f0daf"/>
    </style:style>
    <style:style style:name="T74" style:family="text">
      <style:text-properties officeooo:rsid="002fa023"/>
    </style:style>
    <style:style style:name="T75" style:family="text">
      <style:text-properties style:text-underline-style="none" fo:font-weight="bold" style:font-weight-asian="bold" style:font-weight-complex="bold"/>
    </style:style>
    <style:style style:name="T76" style:family="text">
      <style:text-properties style:text-underline-style="none" fo:font-weight="bold" officeooo:rsid="00237c43" style:font-weight-asian="bold" style:font-weight-complex="bold"/>
    </style:style>
    <style:style style:name="T77" style:family="text">
      <style:text-properties style:text-underline-style="none" fo:font-weight="bold" officeooo:rsid="003c14d5" style:font-weight-asian="bold" style:font-weight-complex="bold"/>
    </style:style>
    <style:style style:name="T78" style:family="text">
      <style:text-properties style:text-underline-style="none" fo:font-weight="normal" officeooo:rsid="0035b444" style:font-weight-asian="normal" style:font-weight-complex="normal"/>
    </style:style>
    <style:style style:name="T79" style:family="text">
      <style:text-properties style:text-underline-style="none" fo:font-weight="normal" officeooo:rsid="00237c43" style:font-weight-asian="normal" style:font-weight-complex="normal"/>
    </style:style>
    <style:style style:name="T80" style:family="text">
      <style:text-properties officeooo:rsid="0035c6b2"/>
    </style:style>
    <style:style style:name="T81" style:family="text">
      <style:text-properties officeooo:rsid="00366f75"/>
    </style:style>
    <style:style style:name="T82" style:family="text">
      <style:text-properties officeooo:rsid="00387c4a"/>
    </style:style>
    <style:style style:name="T83" style:family="text">
      <style:text-properties officeooo:rsid="0039200b"/>
    </style:style>
    <style:style style:name="T84" style:family="text">
      <style:text-properties officeooo:rsid="003a6448"/>
    </style:style>
    <style:style style:name="T85" style:family="text">
      <style:text-properties officeooo:rsid="003c14d5"/>
    </style:style>
    <style:style style:name="T86" style:family="text">
      <style:text-properties officeooo:rsid="003d4adc"/>
    </style:style>
    <style:style style:name="T87" style:family="text">
      <style:text-properties officeooo:rsid="003d82f5"/>
    </style:style>
    <style:style style:name="T88" style:family="text">
      <style:text-properties style:font-name="Liberation Serif" fo:font-size="12pt" style:font-size-asian="12pt" style:font-size-complex="12pt"/>
    </style:style>
    <style:style style:name="T89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90" style:family="text">
      <style:text-properties style:font-name="Liberation Serif" fo:font-size="12pt" fo:language="cs" fo:country="CZ" officeooo:rsid="0028000f" style:font-size-asian="12pt" style:font-size-complex="12pt"/>
    </style:style>
    <style:style style:name="T91" style:family="text">
      <style:text-properties style:font-name="Liberation Serif" fo:font-size="12pt" fo:language="cs" fo:country="CZ" officeooo:rsid="003edc8f" style:font-size-asian="12pt" style:font-size-complex="12pt"/>
    </style:style>
    <style:style style:name="T92" style:family="text">
      <style:text-properties style:font-name="Liberation Serif" fo:font-size="12pt" fo:language="cs" fo:country="CZ" fo:font-weight="bold" officeooo:rsid="0028000f" style:font-size-asian="12pt" style:font-weight-asian="bold" style:font-size-complex="12pt" style:font-weight-complex="bold"/>
    </style:style>
    <style:style style:name="T93" style:family="text">
      <style:text-properties style:font-name="Liberation Serif" fo:font-size="12pt" fo:language="cs" fo:country="CZ" fo:font-weight="normal" style:font-size-asian="12pt" style:font-weight-asian="normal" style:font-size-complex="12pt" style:font-weight-complex="normal"/>
    </style:style>
    <style:style style:name="T94" style:family="text">
      <style:text-properties style:font-name="Liberation Serif" fo:font-size="12pt" fo:language="cs" fo:country="CZ" fo:font-weight="normal" officeooo:rsid="003edc8f" style:font-size-asian="12pt" style:font-weight-asian="normal" style:font-size-complex="12pt" style:font-weight-complex="normal"/>
    </style:style>
    <style:style style:name="T9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6" style:family="text">
      <style:text-properties officeooo:rsid="003edc8f"/>
    </style:style>
    <style:style style:name="T97" style:family="text">
      <style:text-properties fo:language="cs" fo:country="CZ" officeooo:rsid="003edc8f"/>
    </style:style>
    <style:style style:name="T98" style:family="text">
      <style:text-properties officeooo:rsid="003f2941"/>
    </style:style>
    <style:style style:name="T99" style:family="text">
      <style:text-properties officeooo:rsid="0040863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Rada pro rozhlasové a televizní vysílání</text:p>
      <text:p text:style-name="P31"><text:span text:style-name="T58">Škrétova 44/6<text:line-break/>12000 Praha – Vinohrady </text:span><text:s/></text:p>
      <text:p text:style-name="P30"/>
      <text:p text:style-name="P33"><text:span text:style-name="T44">do datové schránky</text:span><text:span text:style-name="T48"> </text:span><text:span text:style-name="T89">2fjadja</text:span></text:p>
      <text:p text:style-name="P25"/>
      <text:p text:style-name="P25"/>
      <text:p text:style-name="P32"><text:span text:style-name="T87">V Praze dne 12. 9. 2016 </text:span></text:p>
      <text:p text:style-name="P32"/>
      <text:p text:style-name="P32"><text:span text:style-name="T96">Naše s</text:span>p<text:span text:style-name="T96">isová</text:span> zn<text:span text:style-name="T96">ačka:</text:span> RP #3859 </text:p>
      <text:p text:style-name="P32"><text:span text:style-name="T96">(prosím uvádějte na všech dokumentech)</text:span></text:p>
      <text:p text:style-name="P10"/>
      <text:p text:style-name="P3"/>
      <text:p text:style-name="P64"><text:span text:style-name="T47">Stěžovatelka</text:span><text:span text:style-name="T36">: <text:tab/><text:tab/><text:tab/></text:span><text:span text:style-name="T47">Česká pirátská strana</text:span><text:span text:style-name="T40">,</text:span><text:span text:style-name="T47"> </text:span><text:span text:style-name="T46">IČ</text:span><text:span text:style-name="T40"> </text:span><text:span text:style-name="T95">71339698</text:span></text:p>
      <text:p text:style-name="P37"><text:tab/><text:tab/><text:tab/><text:tab/><text:span text:style-name="T78">politická strana registrovaná u MVČR</text:span></text:p>
      <text:p text:style-name="P12"><text:tab/><text:tab/><text:tab/><text:tab/><text:span text:style-name="T96">se sídlem </text:span>Řehořova 19, Praha 3 </text:p>
      <text:p text:style-name="P12"><text:tab/><text:tab/><text:tab/><text:tab/>(dále <text:span text:style-name="T96">také</text:span> <text:span text:style-name="T98">oficiální zkratka </text:span>„Piráti“)</text:p>
      <text:p text:style-name="P12"/>
      <text:p text:style-name="P12"><text:tab/><text:tab/><text:tab/><text:tab/><text:span text:style-name="T57">právně zastoupena:</text:span></text:p>
      <text:p text:style-name="P12"><text:tab/><text:tab/><text:tab/><text:tab/>PhDr. <text:span text:style-name="T57">Ivanem Bartošem, předsedou strany</text:span></text:p>
      <text:p text:style-name="P12"><text:tab/><text:tab/><text:tab/><text:tab/></text:p>
      <text:p text:style-name="P64"><text:span text:style-name="T39"><text:tab/><text:tab/><text:tab/><text:tab/>doručovat do datové schránky </text:span><text:span text:style-name="T89">b2i4r6j</text:span></text:p>
      <text:p text:style-name="P12"/>
      <text:p text:style-name="P74"><text:span text:style-name="T48">Provozovatel vysílání</text:span><text:span text:style-name="T39">: <text:tab/></text:span><text:span text:style-name="T48">Česká tel</text:span><text:span text:style-name="T48">evize</text:span><text:span text:style-name="T39">, </text:span><text:span text:style-name="T91">IČ </text:span><text:span text:style-name="T88">00027383</text:span></text:p>
      <text:p text:style-name="P82">Na hřebenech II 1132/4<text:line-break/>14700 Praha 4 – Podolí</text:p>
      <text:p text:style-name="P83">(dále <text:span text:style-name="T35">také</text:span> „ČT“)</text:p>
      <text:p text:style-name="P81"/>
      <text:p text:style-name="P84"><text:span text:style-name="T97">v kopii do datové schránky </text:span><text:span text:style-name="T17">weeab8c</text:span></text:p>
      <text:p text:style-name="P18"/>
      <text:p text:style-name="P11"><text:span text:style-name="T1">Pořad</text:span>: <text:tab/><text:tab/><text:tab/><text:span text:style-name="T1">Superdebata před krajskými volbami</text:span> </text:p>
      <text:p text:style-name="P39"><text:tab/><text:tab/><text:tab/><text:tab/><text:span text:style-name="T96">naplánovaná na 6. 10. od 20:00, kanály ČT1 a ČT24</text:span></text:p>
      <text:p text:style-name="P11"/>
      <text:p text:style-name="P11"/>
      <text:p text:style-name="P56">Stížnost <text:span text:style-name="T96">Pirátů </text:span>na ČT kvůli porušení zásad objektivity a vyváženosti a jednostrannému zvýhodnění politických stran <text:span text:style-name="T96">v tzv. superdebatě před</text:span> krajský<text:span text:style-name="T96">mi</text:span> volb<text:span text:style-name="T96">ami</text:span></text:p>
      <text:p text:style-name="P10"/>
      <text:p text:style-name="P12"/>
      <text:p text:style-name="P5"/>
      <text:p text:style-name="P65"><text:span text:style-name="T46">P</text:span><text:span text:style-name="T45">říloh</text:span><text:span text:style-name="T46">y</text:span><text:span text:style-name="T45"> </text:span><text:span text:style-name="T46">dle poslední strany</text:span></text:p>
      <text:p text:style-name="P8"><text:span text:style-name="T2">I. </text:span><text:span text:style-name="T1">Popis skutku</text:span></text:p>
      <text:p text:style-name="P7">Česká televize <text:span text:style-name="T28">dne 5. 9. 2016 oznámila na svých internetových stránkách způsob, jakým bude vybírat politiky do debat vysílaných v televizi v souvislosti s konáním voleb do zastupitelstev krajů po celé České republice v říjnu 2016 (s výjimkou Prahy, kde se krajské volby nekonají). </text:span></text:p>
      <text:p text:style-name="P86"><text:span text:style-name="T28">Za prvé Česká televize vybrala </text:span>107 zástupců jednotlivých krajských kandidátek <text:span text:style-name="T29">tak, že v každém kraji vybrala 8 až 9 volebních stran s nejvyšším volebním potenciálem</text:span>. <text:span text:style-name="T33">Volební ukazuje, kolik procent hlasů by strana mohla v kraji v současnosti hypoteticky získat, pokud by se k ní přiklonili všichni lidé, kteří její volbu reálně zvažují a nevylučují účast u voleb. </text:span></text:p>
      <text:p text:style-name="P86"><text:span text:style-name="T33">Tento způsob výběru politiků do debaty není předmětem této stížnosti a Piráti ho nijak nezpochybňují. Podle všech informací byl proveden nezávislou agenturou dotazníkovým šetřením respektujícím statistické zákonitosti, a je zcela v souladu se zásadou odstupňované rovnosti vyplývající z judikatury Nejvyššího správního soudu, pokud jsou do diskuse vybrány politické strany, které voliči nejvíce zvažují, což vystihuje právě volební potenciál.</text:span></text:p>
      <text:p text:style-name="P87"><text:span text:style-name="T29">Za druhé však Česká televize oznámila, že „</text:span><text:span text:style-name="T3">s</text:span><text:span text:style-name="T1">érii </text:span><text:span text:style-name="T18">krajských</text:span><text:span text:style-name="T1"> diskusí </text:span><text:span text:style-name="T75">završí</text:span><text:span text:style-name="T1"> v předvečer voleb </text:span><text:span text:style-name="T18">superdebata devíti lídrů stávajících parlamentních stran a hnutí</text:span>. <text:span text:style-name="T30">(…) </text:span>Maraton předvolebního vysílání <text:span text:style-name="T18">završí v předvečer voleb</text:span>, ve čtvrtek 6. 10., superdebata s předsedy devíti stran a hnutí aktuálně zastoupených v Poslanecké sněmovně. S Václavem Moravcem se v ní zaměří na témata, jako je role krajů a jejich kompetence či bilance fungování stávajících krajských zastupitelstev.“ </text:p>
      <text:p text:style-name="P87"><text:span text:style-name="T30">Tzv. superdebata politiků zastupujících strany ve sněmovně se má podle oznámení konat dne </text:span>6. 10. <text:span text:style-name="T30">od </text:span>20:00 <text:span text:style-name="T30">na </text:span><text:span text:style-name="T4">nejsledovanějším kanále </text:span><text:span text:style-name="T1">ČT1</text:span> a <text:span text:style-name="T83">také na zpravodajském kanále </text:span>ČT24. <text:span text:style-name="T30">Všechny krajské debaty se naproti tomu mají konat pouze na kanále ČT24. </text:span></text:p>
      <text:p text:style-name="P21"><text:span text:style-name="T69">K d</text:span><text:span text:style-name="T68">ůkaz</text:span><text:span text:style-name="T69">u</text:span>: <text:tab/></text:p>
      <text:p text:style-name="P21"><text:bookmark-ref text:reference-format="text" text:ref-name="__RefNumPara__459_687426123">Tisková zpráva České televize ze dne 5. 9. 2016 s názvem „Česká televize představí v debatách zástupce 107 krajských kandidátek“. Dostupná na webu http://www.ceskatelevize.cz/vse-o-ct/press/tiskove-zpravy/?id=7862</text:bookmark-ref></text:p>
      <text:p text:style-name="P21"><text:bookmark-ref text:reference-format="text" text:ref-name="__RefNumPara__461_687426123">Příloha tiskové zprávy ČT ze dne 5. 9. 2016 – Zpráva „Předvolební výzkumy v krajích ČR“ ze dne 5. 9. 2016 zpracovaná společnostmi Median a Stem/Mark. http://img.ceskatelevize.cz/press/4020.pdf </text:bookmark-ref></text:p>
      <text:p text:style-name="P20">Česká televize dále uvádí v čl. II odst. 1 pravidel předvolebního vysílání:</text:p>
      <text:p text:style-name="P20"/>
      <text:p text:style-name="P22">Česká televize bude pro potřeby vysílání předvolebních debat realizovat v jednotlivých volebních krajích ČR předvolební průzkumy, a to ve spolupráci se společnostmi pro výzkum veřejného mínění Median a Stem/Mark. <text:span text:style-name="T1">Výsledky těchto výzkumů, konkrétně volební potenciál, poslouží jako klíč pro zvaní hostů do těchto pořadů.</text:span></text:p>
      <text:p text:style-name="P20"/>
      <text:p text:style-name="P20">Dále v čl. III odst. 5 písm. c) pravidel uvádí:</text:p>
      <text:p text:style-name="P20"><text:soft-page-break/></text:p>
      <text:p text:style-name="P22"><text:span text:style-name="T72">c) </text:span><text:span text:style-name="T18">Superdebata</text:span> – Česká televize odvysílá pořad Superdebata ve čtvrtek 6. října 2016 od 20,00 do 22,00 hodin souběžně na programu ČT1 a ČT24. Pořad Superdebata bude natáčen v Praze. <text:span text:style-name="T1">Do pořadu budou pozváni předsedové politických stran </text:span><text:span text:style-name="T18">zastoupení v Poslanecké sněmovně</text:span><text:span text:style-name="T1"> Parlamentu ČR</text:span>, případně jimi nominovaných zástupců. <text:span text:style-name="T83">[sic!]</text:span> Moderátorem bude Václav Moravec.</text:p>
      <text:p text:style-name="P1"/>
      <text:p text:style-name="P69"><text:span text:style-name="T66">K důkazu:</text:span></text:p>
      <text:p text:style-name="P69"><text:span text:style-name="T66"/></text:p>
      <text:p text:style-name="P69"><text:bookmark-ref text:reference-format="text" text:ref-name="__RefNumPara__463_687426123">Pravidla předvolebního a volebního vysílání České televize v souvislosti s volbami do zastupitelstev krajů a a do Senátu Parlamentu ČR, které se konají ve dnech 7. a 8. října 2016, vydaná dne 1. září 2016 Petrem Dvořákem, generálním ředitelem České televize. Dostupná na http://img.ceskatelevize.cz/boss/pages/vse-o-ct/zakony/volby-2016.pdf </text:bookmark-ref><text:tab/></text:p>
      <text:p text:style-name="P1"/>
      <text:p text:style-name="P71">To znamená, že do superdebaty v krajských volbách mají být pozváni <text:span text:style-name="T64">předsedové</text:span> ČSSD, ANO 2011, KSČM, TOP09 a Starostů (tj. celkem 2 zástupci), ODS, KDU­‑ČSL, a dále také <text:span text:style-name="T82">patrně </text:span><text:span text:style-name="T1">předseda klubu Úsvitu – Národní koalice Marek Černoch a </text:span><text:span text:style-name="T18">nezařazený</text:span><text:span text:style-name="T1"> Tomio Okamura, nyní předseda nového subjektu SPD</text:span>. <text:span text:style-name="T84">Strana přímé demokracie (SPD) je navíc politická strana, která v parlamentních volbách vůbec nekandidovala, ale – jak je obecně známo – vznikla po rozkolu uvnitř hnutí Úsvit přímé demokracie. </text:span></text:p>
      <text:p text:style-name="P1"/>
      <text:p text:style-name="P73">K důkazu:</text:p>
      <text:p text:style-name="P72"/>
      <text:p text:style-name="P72"><text:bookmark-ref text:reference-format="text" text:ref-name="__RefNumPara__1803_687426123">Seznam členů klubu Úsvit – Národní koalice a seznam nezařazených poslanců v Poslanecké sněmovně Parlamentu České republiky ke dni 11. září 2016. Dostupný na webu Poslanecké sněmovny PČR http://www.psp.cz/sqw/hp.sqw?k=5901 a http://www.psp.cz/sqw/hp.sqw?k=5601. </text:bookmark-ref></text:p>
      <text:p text:style-name="P72"/>
      <text:p text:style-name="P71">Tento klíč pro obsazení superdebaty ke krajským volbám určila Česká televize, přičemž výběr parlamentních představitelů pro superdebatu v krajských volbách zdůvodnila tím, že se budou řešit „kompetence krajů či bilance fungování stávajících krajských zastupitelstev“.</text:p>
      <text:p text:style-name="P71"/>
      <text:p text:style-name="P72"><text:span text:style-name="T65">K důkazu:</text:span> </text:p>
      <text:p text:style-name="P72"/>
      <text:p text:style-name="P72"><text:bookmark-ref text:reference-format="text" text:ref-name="__RefNumPara__459_687426123">Tisková zpráva České televize ze dne 5. 9. 2016 s názvem „Česká televize představí v debatách zástupce 107 krajských kandidátek“. Dostupná na webu http://www.ceskatelevize.cz/vse-o-ct/press/tiskove-zpravy/?id=7862</text:bookmark-ref></text:p>
      <text:p text:style-name="P71"/>
      <text:p text:style-name="P67">Pro právě předkládanou stížnost je podstatné, že <text:span text:style-name="T1">zastoupení v </text:span><text:span text:style-name="T5">P</text:span><text:span text:style-name="T1">arlamentu se </text:span><text:span text:style-name="T18">podstatně liší</text:span><text:span text:style-name="T1"> od preferencí či </text:span><text:span text:style-name="T18">volebního potenciálu v krajích</text:span>, do <text:span text:style-name="T98">jejichž krajských zastupitelstev</text:span> se mají volby konat. Není přitom žádný důvod domnívat se, že popularita stran v krajských volbách musí odpovídat popularitě stran ve volbách parlamentních konaných před 3 roky. </text:p>
      <text:p text:style-name="P2"/>
      <text:p text:style-name="P68"><text:soft-page-break/>Volební potenciál politických stran Piráti, SPD a Úsvit je uveden v tabulce č. 1. <text:span text:style-name="T98">V</text:span> případě, že je subjekt součástí koalice, je uveden volební potenciál koalice. <text:span text:style-name="T98">V případě Pirátů jde zejména o některé koalice se Stranou zelených a Změnou, ostatní uvedená hnutí kandidují do některých krajských zastupitelstev rovněž v koalici</text:span>. V tabulce jsou dále tučně označeny hodnoty, které zaručují dané politické straně účast v krajské debatě.</text:p>
      <text:p text:style-name="P2"><draw:frame draw:style-name="fr1" draw:name="Rámec1" text:anchor-type="paragraph" svg:x="2.252cm" svg:y="0.27cm" svg:width="13.42cm" draw:z-index="0"><draw:text-box fo:min-height="1.806cm"><text:p text:style-name="P28"><draw:frame draw:style-name="fr2" draw:name="Objekt1" text:anchor-type="as-char" svg:width="13.42cm" style:rel-width="100%" svg:height="1.806cm" style:rel-height="scale" draw:z-index="1"><draw:object xlink:href="./Object 1" xlink:type="simple" xlink:show="embed" xlink:actuate="onLoad"/><draw:image xlink:href="./ObjectReplacements/Object 1" xlink:type="simple" xlink:show="embed" xlink:actuate="onLoad"/><svg:desc>Objekt OLE</svg:desc></draw:frame><text:line-break/>Ilustrace <text:sequence text:ref-name="refIllustration0" text:name="Illustration" text:formula="ooow:Illustration+1" style:num-format="1">1</text:sequence>: Tabulka volebního potenciálu</text:p></draw:text-box></draw:frame> </text:p>
      <text:p text:style-name="P85"><text:span text:style-name="T66">K d</text:span><text:span text:style-name="T65">ůkaz</text:span><text:span text:style-name="T66">u</text:span>:</text:p>
      <text:p text:style-name="P85"><text:bookmark-ref text:reference-format="text" text:ref-name="__RefNumPara__461_687426123">Příloha tiskové zprávy ČT ze dne 5. 9. 2016 – Zpráva „Předvolební výzkumy v krajích ČR“ ze dne 5. 9. 2016 zpracovaná společnostmi Median a Stem/Mark. http://img.ceskatelevize.cz/press/4020.pdf </text:bookmark-ref> <text:tab/></text:p>
      <text:p text:style-name="P26">Z této tabulky je patrné, že <text:span text:style-name="T75">Piráti nebo koalice, jichž jsou v daném kraji součástí</text:span> (ve všech případech jde o subjekty, které rovněž nemají v debatě žádného zástupce) <text:span text:style-name="T1">se zúčastní 8 krajských debat, tj. </text:span><text:span text:style-name="T18">většiny</text:span><text:span text:style-name="T1">, </text:span><text:span text:style-name="T7">zatímco </text:span><text:span text:style-name="T1">SPD Tomia Okamury má být pozvána do 4 krajských debat a hnutí Úsvit má </text:span><text:span text:style-name="T6">potenciál</text:span><text:span text:style-name="T1"> k účast</text:span><text:span text:style-name="T7">i</text:span><text:span text:style-name="T1"> v </text:span><text:span text:style-name="T19">pouze </text:span><text:span text:style-name="T18">jediné krajské debatě</text:span><text:span text:style-name="T1">, a to v Libereckém kraji</text:span>. </text:p>
      <text:p text:style-name="P26">Dále je z tabulky patrné, že v <text:span text:style-name="T20">10 ze 14 krajů má Pirátská kandidátka větší volební potenciál než kandidátka SPD a hnutí Úsvit</text:span><text:span text:style-name="T79">.</text:span><text:span text:style-name="T34"> V některých krajích je náskok o několik procentních bodů. V tomto případě dochází ke </text:span><text:span text:style-name="T20">zřetelné nesrovnalosti</text:span><text:span text:style-name="T34">. Z </text:span><text:span text:style-name="T6">debaty má být vyřazen PhDr. Ivan Bartoš, PhD., lídr Pirátů, kteří </text:span><text:span text:style-name="T76">mají ze jmenovaných stran nejvyšší volební potenciál napříč kraji</text:span><text:span text:style-name="T34"> a jejich lídři (v některých případech koaliční) budou zastoupeni ve většině krajských debat. Naopak do superdebaty mají být zahrnuti předseda Úsvitu – Národní koalice Marek Černoch a předseda SPD Tomio Okamura, avšak pouze z titulu své funkce v poslanecké sněmovně, </text:span><text:span text:style-name="T6">aniž by měli odpovídající </text:span><text:span text:style-name="T16">volební </text:span><text:span text:style-name="T6">potenciál v kraj</text:span><text:span text:style-name="T16">ích</text:span><text:span text:style-name="T34">.</text:span></text:p>
      <text:p text:style-name="P88">V roce 2013 při konání parlamentních voleb přitom Česká televize zakončila p<text:span text:style-name="T70">ředvolební vysílání </text:span>p<text:span text:style-name="T70">ředvolení superdebatou s lídry </text:span><text:span text:style-name="Strong_20_Emphasis"><text:span text:style-name="T59">devíti</text:span></text:span><text:span text:style-name="T70"> politických stran, které se svým volebním potenciálem nominovaly alespoň do </text:span><text:span text:style-name="Strong_20_Emphasis"><text:span text:style-name="T59">dvou ze 14</text:span></text:span><text:span text:style-name="T70"> krajských debat. </text:span>Česká televize tedy v předchozích volbách <text:span text:style-name="T98">dokázala </text:span>zvoli<text:span text:style-name="T98">t</text:span> způsob, <text:span text:style-name="T98">který </text:span>by <text:span text:style-name="T98">adekvátně vyjadřoval</text:span> <text:span text:style-name="T98">společenskou podporu</text:span> v jednotlivých volebních obvodech daných voleb, zatímco v <text:span text:style-name="T1">letošních krajských vol</text:span><text:span text:style-name="T8">bách</text:span><text:span text:style-name="T1"> nemá účast v superdebatě </text:span><text:span text:style-name="T18">absolutně žádný vztah ke krajským volbám </text:span><text:span text:style-name="T25">ani krajům jako volebním obvodům</text:span>.</text:p>
      <text:p text:style-name="P90">K důkazu:</text:p>
      <text:p text:style-name="P89"><text:bookmark-ref text:reference-format="text" text:ref-name="__RefNumPara__1826_687426123">Tisková zpráva České televize ze dne 30. 10. 2013 s názvem „Volby 2013 v České televizi: 67 hodin vysílání a rekordní počty diváků“. Dostupná na webu http://www.ceskatelevize.cz/vse-o-ct/press/tiskove-zpravy/?id=6823 </text:bookmark-ref></text:p>
      <text:p text:style-name="P52"><text:soft-page-break/>Není pochyb, že předvolební superdebata vysílaná na veřejnoprávním kanále je <text:span text:style-name="T1">naprosto zásadním zdrojem informací pro rozhodování voličů</text:span>, tím spíše, pokud je naplánována bezprostředně před volbami. <text:span text:style-name="T31">Sledovanost závěrečné debaty je totiž podstatně vyšší než u krajských debat, např. v Parlamentních volbách se pohybuje kolem 800 000 diváků. U krajských voleb, které jsou subjektivně vnímány jako volby druhé kategorie, bude sledovanost superdebaty patrně nižší, ale </text:span><text:span text:style-name="T9">sledovanost </text:span><text:span text:style-name="T21">superdebaty krajských voleb</text:span><text:span text:style-name="T9"> bude </text:span><text:span text:style-name="T21">jednoznačně podstatně</text:span><text:span text:style-name="T9"> vyšší než u jednotlivých krajských debat</text:span><text:span text:style-name="T31">. To vyplývá už z toho, že jde o celostátní událost zasahující všechny kraje a že je přenášena na hlavním televizním kanále České televize. Podrobná čísla sledovanosti má k dispozici Česká televize a dozorčí orgán si je může vyžádat, pokud to bude považovat za potřebné. </text:span></text:p>
      <text:p text:style-name="P52"/>
      <text:p text:style-name="P52"><text:span text:style-name="T31">Podle průzkumu, který si nechala vytvořit Česká televize, je dále zřejmé, že </text:span><text:span text:style-name="T9">velká část voličů </text:span><text:span text:style-name="T31">(podle průzkumu 62 %) </text:span><text:span text:style-name="T9">se rozhoduje na základě prezentace politiků v médiích, </text:span><text:span text:style-name="T10">a tedy speciálně i hlavní televizní debaty</text:span><text:span text:style-name="T31">.</text:span></text:p>
      <text:p text:style-name="P13"/>
      <text:p text:style-name="P42"><text:span text:style-name="T67">K důkazu</text:span><text:span text:style-name="T81">:</text:span></text:p>
      <text:p text:style-name="P42"/>
      <text:p text:style-name="P42"><text:bookmark-ref text:reference-format="text" text:ref-name="__RefNumPara__477_687426123">Volby do Poslanecké sněmovny Parlamentu ČR 2013. Závěrečná zpráva z výzkumu veřejného mínění realizovaného výhradně pro Českou televizi, září 2013. Dostupné na http://img.ct24.cz/multimedia/documents/51/5082/508200.pdf </text:bookmark-ref></text:p>
      <text:p text:style-name="P27"><text:span text:style-name="T57">II. </text:span>Porušení zákona</text:p>
      <text:p text:style-name="P3"/>
      <text:p text:style-name="P6"><text:span text:style-name="T36">Podle § 31 odst. </text:span><text:span text:style-name="T37">2, </text:span><text:span text:style-name="T36">3 zákona č. 231/2001 Sb., o rozhlasovém a televizním vysílání, </text:span><text:span text:style-name="T37">ve znění pozdějších předpisů </text:span><text:span text:style-name="T38">(dále jen „zákon o rozhlasovém a televizním vysílání“)</text:span><text:span text:style-name="T37">, </text:span><text:span text:style-name="T36">platí: </text:span></text:p>
      <text:p text:style-name="P9"><text:span text:style-name="Variable"><text:span text:style-name="T36"/></text:span></text:p>
      <text:p text:style-name="P23"><text:span text:style-name="Variable"><text:span text:style-name="T49">„(2)</text:span></text:span><text:span text:style-name="T36"> Provozovatel vysílání poskytuje </text:span><text:span text:style-name="T47">objektivní a vyvážené informace nezbytné pro </text:span><text:span text:style-name="T50">svobodné vytváření názorů</text:span><text:span text:style-name="T36">. Názory nebo hodnotící komentáře musí být odděleny od informací zpravodajského charakteru.</text:span></text:p>
      <text:p text:style-name="P24"><text:span text:style-name="T28">(3) </text:span>Provozovatel vysílání je povinen zajistit, aby ve zpravodajských a politicko­‑publicistických pořadech bylo dbáno <text:span text:style-name="T1">zásad objektivity a vyváženosti</text:span> a zejména <text:span text:style-name="T1">nebyla</text:span> v celku vysílaného programu <text:span text:style-name="T1">jednostranně zvýhodňována žádná politická strana nebo hnutí</text:span>, popřípadě jejich názory nebo názory jednotlivých skupin veřejnosti, a to s přihlédnutím k jejich reálnému postavení v politickém a společenském životě.“</text:p>
      <text:p text:style-name="P4"/>
      <text:p text:style-name="P20">Další povinnosti České televize jsou <text:span text:style-name="T72">uvedeny v zákoně o České televizi, přičemž mají ještě poněkud</text:span> <text:span text:style-name="T72">užší vymezení dané tím, že Česká televize je veřejnoprávním médiem. Nicméně dodržení těchto zvláštních předpisů je mimo působnost Rady pro rozhlasové a televizní vysílání. Náleží do kompetence Rady České televize, která by měla vyřazení Pirátů jako strany zastoupené v nadpolovičním počtu debat přezkoumat podle zákona o České televizi, což bude předmětem samostatného podání Radě České televize. </text:span></text:p>
      <text:p text:style-name="P14"><text:soft-page-break/>Piráti jsou přesvědčeni, že Česká televize <text:span text:style-name="T72">rozhodnutím o podobě superdebaty před krajskými volbami </text:span><text:span text:style-name="T1">porušila svou </text:span><text:span text:style-name="T11">zákonnou </text:span><text:span text:style-name="T1">povinnost zajistit</text:span><text:span text:style-name="T9">, aby bylo dbáno zásad objektivity a vyváženosti</text:span><text:span text:style-name="T31">. Porušení spočívá v tom, že Česká televize </text:span><text:span text:style-name="T21">zásadním způsobem jednostranně zvýhodnila politické strany SPD a Úsvit na úkor Pirát</text:span><text:span text:style-name="T25">ů</text:span><text:span text:style-name="T31">. Toto tvrzení je podloženo následujícími závěry:</text:span></text:p>
      <text:p text:style-name="P15"/>
      <text:p text:style-name="P34">a) Superdebata je na rozdíl od krajských debat vysílána na kanálu ČT1, který má nejvyšší sledovanost, a podle dat o sledování se dá usuzovat, že <text:span text:style-name="T1">superdebata bude mít podstatně vyšší sledovanost než jednotlivé krajské debaty, a tedy nejvíce ovlivní svobodné rozhodování občanů o krajských volbách</text:span>.</text:p>
      <text:p text:style-name="P16"/>
      <text:p text:style-name="P19">b) <text:span text:style-name="T32">Pro účast v superdebatě týkající se krajských voleb </text:span>je <text:span text:style-name="T1">mandát v poslanecké sněmovně </text:span><text:span text:style-name="T10">jen málo </text:span><text:span text:style-name="T1">relevantním kritériem</text:span>. V nejdůležitější debatě krajských voleb tak budou diskutovat předsedové stran SPD a Úsvit, kteří jsou podle České televize samotné relevantní<text:span text:style-name="T98">m</text:span> <text:span text:style-name="T98">subjektem</text:span> pouze v <text:span text:style-name="T98">jednom</text:span>, resp. <text:span text:style-name="T98">třech</text:span> krajích. <text:span text:style-name="T12">Česká televize tak zcela absurdně vybrala účastníky </text:span><text:span text:style-name="T22">superdebaty pro krajské volby takovým způsobem, který nemá absolutně žádnou spojitost s krajskými volbami</text:span><text:span text:style-name="T62">.</text:span><text:span text:style-name="T71"> Jsme přesvědčeni, že Česká televize musí v případě superdebaty před krajskými volbami stanovit taková kritéria, která jsou aspoň částečně odvozena od průzkumů preferencí do krajských voleb, tedy reálné podpory politických stran v životě společnosti, nikoliv je absolutně ignorovat.</text:span></text:p>
      <text:p text:style-name="P19"/>
      <text:p text:style-name="P19">c) <text:span text:style-name="T71">Česká televize tak </text:span><text:span text:style-name="T12">v nedůležitější předvolební debatě </text:span><text:span text:style-name="T10">před krajskými volbami </text:span><text:span text:style-name="T12">přiřkla</text:span><text:span text:style-name="T1"> irelevantnímu kritériu </text:span><text:span text:style-name="T10">(mandátu ve sněmovně)</text:span><text:span text:style-name="T1"> bezkonkurečně největší význam, </text:span><text:span text:style-name="T10">naproti tomu </text:span><text:span text:style-name="T1">relevantní kritéri</text:span><text:span text:style-name="T10">um (volební potenciál v krajských volbách) </text:span><text:span text:style-name="T12">zcela pominula, čímž jednostranně a nespravedlivě zvýhodnila politické strany SPD a Úsvit, které mají v krajích podstatně horší volební potenciál, a tedy i skutečnou společenskou podporu</text:span><text:span text:style-name="T71">. Tím dojde také k neproporčnímu zvýraznění jejich témat (např. otázka migrace, která s krajskou politikou téměř nesouvisí). Zatímco každá z těchto stran má podstatně nižší volební potenciál než Piráti, v superdebatě budou zastoupeny dokonce jako 2 subjekty a Piráti jako relevantnější strana nebudou mít žádného zástupce.</text:span></text:p>
      <text:p text:style-name="P19"/>
      <text:p text:style-name="P54">d) <text:span text:style-name="T73">V</text:span>yřazením Pirátů <text:span text:style-name="T73">ze superdebaty </text:span>Česká televize <text:span text:style-name="T1">zcela zásadním způsobem nespravedlivě ovliv</text:span><text:span text:style-name="T16">ňuje</text:span><text:span text:style-name="T1"> veřejné mínění ve prospěch stran</text:span>, které mají v tuto dobu zastoupení v Poslanecké sněmovně, a <text:span text:style-name="T1">nezákonně omez</text:span><text:span text:style-name="T16">uje</text:span><text:span text:style-name="T1"> možnost </text:span><text:span text:style-name="T10">občanů </text:span><text:span text:style-name="T1">svobodně si utvořit názor </text:span><text:span text:style-name="T10">z hlavní </text:span><text:span text:style-name="T1">předvolební d</text:span><text:span text:style-name="T13">ebaty </text:span><text:span text:style-name="T77">politických sil </text:span><text:span text:style-name="T23">relevantních v krajských volbách</text:span><text:span text:style-name="T1">.</text:span> <text:span text:style-name="T73">N</text:span>elze ani s největší shovívavostí popřít vliv <text:span text:style-name="T73">super</text:span>debaty (<text:span text:style-name="T85">stovky tisíc</text:span> diváků) na následující volební výsledek <text:span text:style-name="T85">krajských voleb</text:span>.</text:p>
      <text:p text:style-name="P14"/>
      <text:p text:style-name="P94">Klíč pro účast v tzv. superdebatě <text:span text:style-name="T34">krajských voleb </text:span>vůbec nevychází z <text:span text:style-name="T34">měřeného potenciálu</text:span> <text:span text:style-name="T34">jednotlivých celostátně působících subjektů, jak si sama Česká televize vytyčila v čl. II odst. 1 pravidel předvolebního vysílání, nýbrž je bezdůvodně stanoven tak, že do debaty má být pozván předseda každé politické strany v poslanecké sněmovně, tedy v orgánu, do kterého se volby vůbec nekonají a který má ke krajským volbám pouze omezený, okrajový vztah. Jde o </text:span><text:span text:style-name="T6">zcela neodůvodněné a diskriminační kritérium, kterým jsou bezdůvodně </text:span><text:soft-page-break/><text:span text:style-name="T6">znevýhodněni kandidáti v krajských volbách, kteří ve Sněmovně své zástupce nemají</text:span><text:span text:style-name="T34"> a při sebelepším výsledku se do superdebaty dostat nemohou. Ano, </text:span><text:span text:style-name="T6">Česká televize stanovila pro superdebatu krajských voleb taková pravidla, že </text:span><text:span text:style-name="T23">Piráti ani při relevantním volebním potenciálu ve většině krajů </text:span><text:span text:style-name="T20">do </text:span><text:span text:style-name="T23">super</text:span><text:span text:style-name="T20">debaty </text:span><text:span text:style-name="T23">pozváni nebyli</text:span><text:span text:style-name="T13"> a dokonce</text:span><text:span text:style-name="T6"> </text:span><text:span text:style-name="T20">ani při sebevětší podpoře v průzkumech </text:span><text:span text:style-name="T23">pozváni být nemohli</text:span><text:span text:style-name="T34">, což je zcela nepřiměřené a nespravedlivé nastavení pravidel.</text:span></text:p>
      <text:p text:style-name="P17">Piráti navíc upozorňují na kontext, <text:span text:style-name="T73">do kterého je vyřazení Pirátů z předvolební debaty zasazeno. Zejména:</text:span></text:p>
      <text:p text:style-name="P17"/>
      <text:p text:style-name="P46">a) Česká televize <text:span text:style-name="T74">napadeným jednáním </text:span>zcela <text:span text:style-name="T1">zřetelně straní </text:span><text:span text:style-name="T18">sněmovním</text:span><text:span text:style-name="T1"> politickým stranám</text:span> v krajských volbách, které se sněmovnou souvisí jen <text:span text:style-name="T99">nepřímo</text:span>. <text:span text:style-name="T74">Z</text:span>a to je skutečností, že právě tyto <text:span text:style-name="T18">sněmovní</text:span><text:span text:style-name="T1"> </text:span><text:span text:style-name="T13">politické </text:span><text:span text:style-name="T1">strany mají zprostředkovaně vliv na zvolení ředitele České televize</text:span>, <text:span text:style-name="T74">neboť sestavují Radu České televize</text:span>.</text:p>
      <text:p text:style-name="P46"><text:s/></text:p>
      <text:p text:style-name="P46"><text:span text:style-name="T74">b</text:span>) <text:span text:style-name="T74">Ze strany </text:span>Česká televize <text:span text:style-name="T74">dochází k </text:span><text:span text:style-name="T24">opakovanému</text:span><text:span text:style-name="T14"> narušování objektivního vysílání a manipulacím informací o Pirátské straně</text:span><text:span text:style-name="T60">, </text:span><text:span text:style-name="T61">jak bylo podrobně rozepsáno v návrzích České pirátské strany týkajících se porušení pravidel volební soutěže, </text:span><text:span text:style-name="T63">byť tyto návrhy se týkaly především volební klauzule a příklady přešlapů ČT jsou v nich uvedeny spíše pro dokreslení.</text:span><text:span text:style-name="T74"> </text:span></text:p>
      <text:p text:style-name="P46"/>
      <text:p text:style-name="P75"><text:span text:style-name="T74">Za prvé Česká televize </text:span><text:span text:style-name="T60">zcenzurovala na svém webu již vydaný článek o studentských volbách konaných před krajskými volbami v roce 2012</text:span><text:span text:style-name="T74">. </text:span></text:p>
      <text:p text:style-name="P75"/>
      <text:p text:style-name="P75"><text:span text:style-name="T74">Za druhé před sněmovními volbami v roce 2013 Česká televize zcela vyřadila Piráty ze superdebaty, přičemž upřednostnila SPOZ, která ovšem získala pouze 1,5 % hlasů, tedy podstatně méně než výsledek Pirátů 2,66 %. Pravidla tehdy ČT stanovila arbitrárně až po zveřejnění preferencí (viz seznam v odkázaném návrhu). </text:span></text:p>
      <text:p text:style-name="P75"/>
      <text:p text:style-name="P75"><text:span text:style-name="T74">Za třetí v dubnu 2014 Česká televize zveřejnila před volbami do Evropského parlamentu opět průzkum preferencí, ve kterém Piráti nebyli vůbec uvedeni (a tedy jim odhadovala méně než 2 %), aniž by byla uvedena chyba průzkumu, přičemž skutečný volební výsledek Pirátů byl 4,8 %, tedy těsně pod hranicí pro získání mandátu. </text:span></text:p>
      <text:p text:style-name="P76"/>
      <text:p text:style-name="P77"><text:span text:style-name="T14">Ve všech případech došlo k vyřazení Pirátské strany, která dosahovala lepších výsledků/preferencí, a nahrazení jinou, </text:span><text:span text:style-name="T15">aktuálně preferovanou</text:span><text:span text:style-name="T14"> politickou stranou, </text:span><text:span text:style-name="T15">což se zcela příčí pravidlům svobodné soutěže politických stran</text:span><text:span text:style-name="T74">. </text:span></text:p>
      <text:p text:style-name="P76"/>
      <text:p text:style-name="P80">K důkazu:</text:p>
      <text:p text:style-name="P78"/>
      <text:p text:style-name="P79"><text:bookmark-ref text:reference-format="text" text:ref-name="__RefNumPara__1752_687426123">Návrh České pirátské strany na neplatnost volby všech kandidátů ve všech krajích zvolených ve volbách do Poslanecké sněmovny Parlamentu České republiky konaných ve dnech 25. a 26. 10. 2013, str. 6 https://smlouvy.pirati.cz/smlouvy/2014/02/07/pravnik/navrh_na_neplatnost_voleb.pdf</text:bookmark-ref></text:p>
      <text:p text:style-name="P79"><text:soft-page-break/></text:p>
      <text:p text:style-name="P79"><text:bookmark-ref text:reference-format="text" text:ref-name="__RefNumPara__2625_687426123">Návrh na neplatnost volby kandidátů ve volbách do Evropského parlamentu konaných ve dnech 23.-24. 5. 2014, vyhlášení toho, kdo byl řádně zvolen, vydání předběžného opatření, přerušení řízení a předložení věci Ústavnímu soudu, str. 12 https://www.pirati.cz/_media/rp/zaloba.pdf </text:bookmark-ref></text:p>
      <text:p text:style-name="P47"/>
      <text:p text:style-name="P47"><text:span text:style-name="T86">Skutečnost, že dochází k nesprávnému výběru politických stran do České televize na základě potvrdila i samotná Rada pro rozhlasové a televizní vysílání, která v souvislosti s pořadem Otázky Václava Moravce před krajskými volbami v roce 2012 uvedla: „V důsledku těchto odchylek </text:span><text:span text:style-name="T15">odvysílané pořady neodrážely reálné postavení politických stran v jednotlivých krajích</text:span><text:span text:style-name="T86"> a </text:span><text:span text:style-name="T26">některé politické subjekty značně poškodily</text:span><text:span text:style-name="T86">.“ <text:tab/></text:span></text:p>
      <text:p text:style-name="P50"/>
      <text:p text:style-name="P49"><text:span text:style-name="T65">K důkazu</text:span>:</text:p>
      <text:p text:style-name="P49"/>
      <text:p text:style-name="P49"><text:bookmark-ref text:reference-format="text" text:ref-name="__RefNumPara__1750_687426123">Výroční zpráva Rady pro rozhlasové a televizní vysílání za rok 2013, str. 26, dostupné na https://www.psp.cz/sqw/text/orig2.sqw?idd=93021 </text:bookmark-ref></text:p>
      <text:p text:style-name="P49"/>
      <text:p text:style-name="P38"><text:span text:style-name="T99">Závěrem doplňujeme, že vysílání diskuse lídrů stran zastoupených ve sněmovně v žádném případě nepovažujeme za protiprávní samo o sobě. Považujeme však za protiprávní a nevyvážené, pokud je taková debata vydávána za „završení“ cyklu </text:span><text:span text:style-name="T27">krajských</text:span><text:span text:style-name="T99"> debat týkajících se </text:span><text:span text:style-name="T27">krajských</text:span><text:span text:style-name="T99"> voleb, pokud je vysílána několik dnů před krajskými volbami a pokud jsou z ní vyřazeni lídři relevantnějších subjektů kandidujících v krajských volbách.</text:span></text:p>
      <text:p text:style-name="P38"/>
      <text:p text:style-name="P57">I<text:span text:style-name="T99">II</text:span>. Návrh rozhodnutí</text:p>
      <text:p text:style-name="P58"/>
      <text:p text:style-name="Text_20_body"><text:span text:style-name="T40">Podle § 59 odst. 1 </text:span><text:span text:style-name="T41">zákona o rozhlasovém a televizním vysílání platí</text:span><text:span text:style-name="T40">:</text:span></text:p>
      <text:p text:style-name="P95"><text:span text:style-name="T40">„Jestliže provozovatel vysílání (…) porušuje povinnosti stanovené tímto zákonem (…), upozorní jej Rada na porušení tohoto zákona a stanoví mu lhůtu k nápravě.“</text:span></text:p>
      <text:p text:style-name="P91"><text:span text:style-name="T40">Podle § 60 odst. 1 </text:span><text:span text:style-name="T41">písm. b) zákona o rozhlasovém a televizním vysílání platí:</text:span></text:p>
      <text:p text:style-name="P95"><text:span text:style-name="T40">„Pokutu ve výši od 5 000 Kč do 2 500 000 Kč Rada uloží provozovateli vysílání </text:span><text:span text:style-name="T43">(…)</text:span><text:span text:style-name="T40">, pokud neplní povinnosti podle § 31 odst. 2 a 3.“</text:span></text:p>
      <text:p text:style-name="P62"><text:span text:style-name="T40">Proto navrhujeme, aby</text:span><text:span text:style-name="T36"> </text:span><text:span text:style-name="T41">Rada </text:span><text:span text:style-name="T42">rozhodla následovně:</text:span></text:p>
      <text:p text:style-name="P62"><text:span text:style-name="T42"/></text:p>
      <text:p text:style-name="P66"><text:span text:style-name="T52">Česká televize se upozorňuje, že </text:span><text:span text:style-name="T53">vyřazením lídrů subjektů relevantní</text:span><text:span text:style-name="T55">ch</text:span><text:span text:style-name="T53"> v nadpolovičním počtu krajů ze superdebaty před krajskými volbami </text:span><text:span text:style-name="T56">naplánovan</text:span><text:span text:style-name="T55">é</text:span><text:span text:style-name="T56"> na 6. 10. </text:span><text:span text:style-name="T55">2016</text:span><text:span text:style-name="T56"> od 20:00 </text:span><text:span text:style-name="T55">na</text:span><text:span text:style-name="T56"> kanál</text:span><text:span text:style-name="T55">ech</text:span><text:span text:style-name="T56"> ČT1 a ČT24</text:span><text:span text:style-name="T53">, a naopak zahrnutím subjektů méně relevantních v krajských volbách, došlo k porušení povinnosti </text:span><text:span text:style-name="T51">poskyt</text:span><text:span text:style-name="T53">nout</text:span><text:span text:style-name="T51"> </text:span><text:span text:style-name="T53">divákům </text:span><text:span text:style-name="T51">objektivní a vyvážené informace nezbytné pro svobodné vytváření názorů,</text:span><text:span text:style-name="T53"> porušení povinnosti </text:span><text:span text:style-name="T54">zajistit </text:span><text:span text:style-name="T53">respektování</text:span><text:span text:style-name="T54"> zásad vyváženosti </text:span><text:span text:style-name="T53">a porušení zákazu</text:span><text:span text:style-name="T54"> jednostrann</text:span><text:span text:style-name="T53">ého</text:span><text:span text:style-name="T54"> zvýhod</text:span><text:span text:style-name="T53">nění</text:span><text:span text:style-name="T54"> politick</text:span><text:span text:style-name="T53">é</text:span><text:span text:style-name="T54"> stran</text:span><text:span text:style-name="T53">y</text:span><text:span text:style-name="T54"> nebo hnutí. </text:span><text:span text:style-name="T53">České televizi se </text:span><text:span text:style-name="T55">stanoví</text:span><text:span text:style-name="T53"> zjednat nápravu do 7 dnů od právní moci tohoto rozhodnutí.</text:span></text:p>
      <text:p text:style-name="P63"><text:span text:style-name="T41">Česká pirátská strana</text:span></text:p>
      <text:p text:style-name="P61"><text:soft-page-break/><text:span text:style-name="T38"><text:s/>Seznam důkazů </text:span><text:span text:style-name="T41">(dle čísel příloh)</text:span></text:p>
      <text:p text:style-name="P61"><text:span text:style-name="T41"/></text:p>
      <text:list xml:id="list5983395794564293169" text:style-name="L2">
        <text:list-item>
          <text:p text:style-name="P40"><text:bookmark-start text:name="__RefNumPara__459_687426123"/>Tisková zpráva České televize ze dne <text:span text:style-name="T30">5. 9. 2016 s názvem „Česká televize představí v debatách zástupce 107 krajských kandidátek“. Dostupná na webu </text:span><text:a xlink:type="simple" xlink:href="http://www.ceskatelevize.cz/vse-o-ct/press/tiskove-zpravy/?id=7862" text:style-name="Internet_20_link" text:visited-style-name="Visited_20_Internet_20_Link"><text:span text:style-name="T30">http://www.ceskatelevize.cz/vse­‑o-ct/press/tiskove­‑zpravy/?id=7862</text:span></text:a><text:bookmark-end text:name="__RefNumPara__459_687426123"/></text:p>
        </text:list-item>
        <text:list-item>
          <text:p text:style-name="P92"><text:bookmark-start text:name="__RefNumPara__461_687426123"/><text:span text:style-name="T64">Příloha tiskové zprávy ČT ze dne 5. 9. 2016 – Zpráva „Předvolební výzkumy v krajích ČR“ ze dne 5. 9. 2016 zpracovaná společnostmi Median a Stem/Mark. </text:span><text:a xlink:type="simple" xlink:href="http://img.ceskatelevize.cz/press/4020.pdf" text:style-name="Internet_20_link" text:visited-style-name="Visited_20_Internet_20_Link"><text:span text:style-name="T64">http://img.ceskatelevize.cz/press/4020.pdf</text:span></text:a><text:span text:style-name="T64"> </text:span><text:bookmark-end text:name="__RefNumPara__461_687426123"/></text:p>
        </text:list-item>
        <text:list-item>
          <text:p text:style-name="P59"><text:bookmark-start text:name="__RefNumPara__463_687426123"/>Pravidla předvolebního a volebního vysílání České televize v souvislosti s volbami do zastupitelstev krajů a a do Senátu Parlamentu ČR, které se konají ve dnech 7. a 8. října 2016, vydaná dne 1. září 2016 Petrem Dvořákem, generálním ředitelem České televize. <text:span text:style-name="T80">Dostupná na </text:span><text:a xlink:type="simple" xlink:href="http://img.ceskatelevize.cz/boss/pages/vse-o-ct/zakony/volby-2016.pdf" text:style-name="Internet_20_link" text:visited-style-name="Visited_20_Internet_20_Link"><text:span text:style-name="T80">http://img.ceskatelevize.cz/boss/pages/vse­‑o-ct/zakony/volby­‑2016.pdf</text:span></text:a><text:span text:style-name="T80"> </text:span><text:bookmark-end text:name="__RefNumPara__463_687426123"/></text:p>
        </text:list-item>
        <text:list-item>
          <text:p text:style-name="P41"><text:bookmark-start text:name="__RefNumPara__477_687426123"/><text:span text:style-name="T81">Volby do Poslanecké sněmovny Parlamentu ČR 2013. </text:span>Závěrečná zpráva z výzkumu veřejného mínění realizovaného výhradně pro Českou televizi, září 2013. <text:span text:style-name="T81">Dostupné na</text:span> <text:a xlink:type="simple" xlink:href="http://img.ct24.cz/multimedia/documents/51/5082/508200.pdf" text:style-name="Internet_20_link" text:visited-style-name="Visited_20_Internet_20_Link"><text:span text:style-name="T81">http://img.ct24.cz/multimedia/documents/51/5082/508200.pdf</text:span></text:a><text:span text:style-name="T81"> </text:span><text:bookmark-end text:name="__RefNumPara__477_687426123"/></text:p>
        </text:list-item>
        <text:list-item>
          <text:p text:style-name="P48"><text:bookmark-start text:name="__RefNumPara__1750_687426123"/>Výroční zpráva Rady pro rozhlasové a televizní vysílání za rok 2013, str. 26, dostupné na <text:a xlink:type="simple" xlink:href="https://www.psp.cz/sqw/text/orig2.sqw?idd=93021" text:style-name="Internet_20_link" text:visited-style-name="Visited_20_Internet_20_Link">https://www.psp.cz/sqw/text/orig2.sqw?idd=93021</text:a> <text:bookmark-end text:name="__RefNumPara__1750_687426123"/></text:p>
        </text:list-item>
        <text:list-item>
          <text:p text:style-name="P44"><text:bookmark-start text:name="__RefNumPara__1752_687426123"/><text:span text:style-name="T74">Návrh České pirátské strany na neplatnost volby všech kandidátů ve všech krajích zvolených ve volbách do Poslanecké sněmovny Parlamentu České republiky konaných ve dnech 25. a 26. 10. 2013, str. 6 </text:span><text:a xlink:type="simple" xlink:href="https://smlouvy.pirati.cz/smlouvy/2014/02/07/pravnik/navrh_na_neplatnost_voleb.pdf" text:style-name="Internet_20_link" text:visited-style-name="Visited_20_Internet_20_Link"><text:span text:style-name="T74">https://smlouvy.pirati.cz/smlouvy/2014/02/07/pravnik/navrh_na_neplatnost_voleb.pdf</text:span></text:a><text:bookmark-end text:name="__RefNumPara__1752_687426123"/></text:p>
        </text:list-item>
        <text:list-item>
          <text:p text:style-name="P44"><text:bookmark-start text:name="__RefNumPara__1803_687426123"/><text:span text:style-name="T84">Seznam členů klubu Úsvit – Národní koalice a seznam nezařazených poslanců v Poslanecké sněmovně Parlamentu České republiky ke dni 11. září 2016. Dostupný na webu Poslanecké sněmovny PČR </text:span><text:a xlink:type="simple" xlink:href="http://www.psp.cz/sqw/hp.sqw?k=5901" text:style-name="Internet_20_link" text:visited-style-name="Visited_20_Internet_20_Link"><text:span text:style-name="T84">http://www.psp.cz/sqw/hp.sqw?k=5901</text:span></text:a><text:span text:style-name="T84"> a </text:span><text:a xlink:type="simple" xlink:href="http://www.psp.cz/sqw/hp.sqw?k=5601" text:style-name="Internet_20_link" text:visited-style-name="Visited_20_Internet_20_Link"><text:span text:style-name="T84">http://www.psp.cz/sqw/hp.sqw?k=5601</text:span></text:a><text:span text:style-name="T84">. </text:span><text:bookmark-end text:name="__RefNumPara__1803_687426123"/></text:p>
        </text:list-item>
        <text:list-item>
          <text:p text:style-name="P51"><text:bookmark-start text:name="__RefNumPara__1826_687426123"/>Tisková zpráva České televize ze dne 30. 10. 2013 s názvem „Volby 2013 v České televizi: 67 hodin vysílání a rekordní počty diváků“. Dostupná na webu <text:a xlink:type="simple" xlink:href="http://www.ceskatelevize.cz/vse-o-ct/press/tiskove-zpravy/?id=6823" text:style-name="Internet_20_link" text:visited-style-name="Visited_20_Internet_20_Link">http://www.ceskatelevize.cz/vse­‑o-ct/press/tiskove­‑zpravy/?id=6823</text:a> <text:bookmark-end text:name="__RefNumPara__1826_687426123"/></text:p>
        </text:list-item>
        <text:list-item>
          <text:p text:style-name="P45"><text:bookmark-start text:name="__RefNumPara__2625_687426123"/><text:span text:style-name="T86">Návrh na neplatnost volby kandidátů ve volbách do Evropského parlamentu konaných ve dnech 23.-24. 5. 2014, vyhlášení toho, kdo byl řádně zvolen, vydání předběžného opatření, přerušení řízení a předložení věci Ústavnímu soudu, str. 12 </text:span><text:a xlink:type="simple" xlink:href="https://www.pirati.cz/_media/rp/zaloba.pdf" text:style-name="Internet_20_link" text:visited-style-name="Visited_20_Internet_20_Link"><text:span text:style-name="T86">https://www.pirati.cz/_media/rp/zaloba.pdf</text:span></text:a><text:span text:style-name="T86"> </text:span><text:bookmark-end text:name="__RefNumPara__2625_687426123"/></text:p>
        </text:list-item>
      </text:list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cs" fo:country="CZ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font-name="Arial" fo:font-family="Arial" style:font-family-generic="swiss" style:font-pitch="variable" fo:font-size="9pt" style:text-underline-style="none" fo:background-color="#ffffff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)" style:num-format="a">
        <style:list-level-properties text:space-before="0.635cm" text:min-label-width="0.635cm"/>
      </text:list-level-style-number>
      <text:list-level-style-number text:level="2" text:style-name="List1Level1" style:num-suffix=")" style:num-format="i">
        <style:list-level-properties text:min-label-width="2.54cm" text:min-label-distance="0.635cm" fo:text-align="end"/>
      </text:list-level-style-number>
      <text:list-level-style-number text:level="3" text:style-name="List1Level2" style:num-suffix=")" style:num-format="1">
        <style:list-level-properties text:space-before="3.492cm" text:min-label-width="0.318cm"/>
      </text:list-level-style-number>
      <text:list-level-style-number text:level="4" text:style-name="List1Level3" style:num-prefix="(" style:num-suffix=")" style:num-format="a">
        <style:list-level-properties text:space-before="4.445cm" text:min-label-width="0.635cm"/>
      </text:list-level-style-number>
      <text:list-level-style-number text:level="5" text:style-name="List1Level4" style:num-prefix="(" style:num-suffix=")" style:num-format="i">
        <style:list-level-properties text:min-label-width="6.35cm" text:min-label-distance="0.635cm" fo:text-align="end"/>
      </text:list-level-style-number>
      <text:list-level-style-number text:level="6" text:style-name="List1Level5" style:num-prefix="(" style:num-suffix=")" style:num-format="1">
        <style:list-level-properties text:space-before="7.302cm" text:min-label-width="0.318cm"/>
      </text:list-level-style-number>
      <text:list-level-style-number text:level="7" text:style-name="List1Level6" style:num-suffix="." style:num-format="a">
        <style:list-level-properties text:space-before="8.255cm" text:min-label-width="0.635cm"/>
      </text:list-level-style-number>
      <text:list-level-style-number text:level="8" text:style-name="List1Level7" style:num-suffix="." style:num-format="i">
        <style:list-level-properties text:min-label-width="10.16cm" text:min-label-distance="0.635cm" fo:text-align="end"/>
      </text:list-level-style-number>
      <text:list-level-style-number text:level="9" text:style-name="List1Level8" style:num-suffix="." style:num-format="1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○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dc:title/>
    <meta:initial-creator/>
    <meta:editing-cycles>6</meta:editing-cycles>
    <dc:date>2016-09-11T16:13:17.402566851</dc:date>
    <meta:editing-duration>PT43M24S</meta:editing-duration>
    <meta:document-statistic meta:table-count="0" meta:image-count="0" meta:object-count="1" meta:page-count="9" meta:paragraph-count="103" meta:word-count="2966" meta:character-count="21199" meta:non-whitespace-character-count="18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8.17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09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4"/>
        <table:table-row table:style-name="ro1">
          <table:table-cell/>
          <table:table-cell table:style-name="Default" office:value-type="string" calcext:value-type="string">
            <text:p>KVK</text:p>
          </table:table-cell>
          <table:table-cell table:style-name="Default" office:value-type="string" calcext:value-type="string">
            <text:p>LBK</text:p>
          </table:table-cell>
          <table:table-cell table:style-name="Default" office:value-type="string" calcext:value-type="string">
            <text:p>VYK</text:p>
          </table:table-cell>
          <table:table-cell table:style-name="Default" office:value-type="string" calcext:value-type="string">
            <text:p>PAK</text:p>
          </table:table-cell>
          <table:table-cell table:style-name="Default" office:value-type="string" calcext:value-type="string">
            <text:p>KVK</text:p>
          </table:table-cell>
          <table:table-cell table:style-name="Default" office:value-type="string" calcext:value-type="string">
            <text:p>PLK</text:p>
          </table:table-cell>
          <table:table-cell table:style-name="Default" office:value-type="string" calcext:value-type="string">
            <text:p>ZLK</text:p>
          </table:table-cell>
          <table:table-cell table:style-name="Default" office:value-type="string" calcext:value-type="string">
            <text:p>OLK</text:p>
          </table:table-cell>
          <table:table-cell table:style-name="Default" office:value-type="string" calcext:value-type="string">
            <text:p>JCK</text:p>
          </table:table-cell>
          <table:table-cell table:style-name="Default" office:value-type="string" calcext:value-type="string">
            <text:p>ÚSK</text:p>
          </table:table-cell>
          <table:table-cell table:style-name="Default" office:value-type="string" calcext:value-type="string">
            <text:p>JMK</text:p>
          </table:table-cell>
          <table:table-cell table:style-name="Default" office:value-type="string" calcext:value-type="string">
            <text:p>MSK</text:p>
          </table:table-cell>
          <table:table-cell table:style-name="Default" office:value-type="string" calcext:value-type="string">
            <text:p>SČK</text:p>
          </table:table-cell>
          <table:table-cell table:style-name="Default" office:value-type="string" calcext:value-type="string">
            <text:p>účasti</text:p>
          </table:table-cell>
        </table:table-row>
        <table:table-row table:style-name="ro1">
          <table:table-cell office:value-type="string" calcext:value-type="string">
            <text:p>Piráti</text:p>
          </table:table-cell>
          <table:table-cell office:value-type="float" office:value="14" calcext:value-type="float">
            <text:p>14,0</text:p>
          </table:table-cell>
          <table:table-cell table:style-name="ce2" office:value-type="float" office:value="6.5" calcext:value-type="float">
            <text:p>6,5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10.5" calcext:value-type="float">
            <text:p>10,5</text:p>
          </table:table-cell>
          <table:table-cell office:value-type="float" office:value="9" calcext:value-type="float">
            <text:p>9,0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,0</text:p>
          </table:table-cell>
          <table:table-cell office:value-type="float" office:value="8.5" calcext:value-type="float">
            <text:p>8,5</text:p>
          </table:table-cell>
          <table:table-cell office:value-type="float" office:value="12.5" calcext:value-type="float">
            <text:p>12,5</text:p>
          </table:table-cell>
          <table:table-cell office:value-type="float" office:value="9" calcext:value-type="float">
            <text:p>9,0</text:p>
          </table:table-cell>
          <table:table-cell office:value-type="float" office:value="6" calcext:value-type="float">
            <text:p>6,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TAN</text:p>
          </table:table-cell>
          <table:table-cell office:value-type="float" office:value="18" calcext:value-type="float">
            <text:p>18,0</text:p>
          </table:table-cell>
          <table:table-cell office:value-type="string" calcext:value-type="string">
            <text:p>31?</text:p>
          </table:table-cell>
          <table:table-cell table:style-name="ce1" office:value-type="float" office:value="6" calcext:value-type="float">
            <text:p>6,0</text:p>
          </table:table-cell>
          <table:table-cell office:value-type="float" office:value="15" calcext:value-type="float">
            <text:p>15,0</text:p>
          </table:table-cell>
          <table:table-cell office:value-type="float" office:value="14" calcext:value-type="float">
            <text:p>14,0</text:p>
          </table:table-cell>
          <table:table-cell office:value-type="float" office:value="11.5" calcext:value-type="float">
            <text:p>11,5</text:p>
          </table:table-cell>
          <table:table-cell table:style-name="ce1" office:value-type="float" office:value="17.5" calcext:value-type="float">
            <text:p>17,5</text:p>
          </table:table-cell>
          <table:table-cell table:style-name="ce1" office:value-type="float" office:value="13" calcext:value-type="float">
            <text:p>13,0</text:p>
          </table:table-cell>
          <table:table-cell table:style-name="ce1" office:value-type="float" office:value="18.5" calcext:value-type="float">
            <text:p>18,5</text:p>
          </table:table-cell>
          <table:table-cell office:value-type="float" office:value="10" calcext:value-type="float">
            <text:p>10,0</text:p>
          </table:table-cell>
          <table:table-cell office:value-type="float" office:value="9" calcext:value-type="float">
            <text:p>9,0</text:p>
          </table:table-cell>
          <table:table-cell office:value-type="float" office:value="11" calcext:value-type="float">
            <text:p>11,0</text:p>
          </table:table-cell>
          <table:table-cell office:value-type="float" office:value="22" calcext:value-type="float">
            <text:p>22,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8" calcext:value-type="float">
            <text:p>8,0</text:p>
          </table:table-cell>
          <table:table-cell table:style-name="ce3" office:value-type="float" office:value="6.5" calcext:value-type="float">
            <text:p>6,5</text:p>
          </table:table-cell>
          <table:table-cell table:style-name="ce1" office:value-type="float" office:value="6.5" calcext:value-type="float">
            <text:p>6,5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6.5" calcext:value-type="float">
            <text:p>6,5</text:p>
          </table:table-cell>
          <table:table-cell office:value-type="float" office:value="5.5" calcext:value-type="float">
            <text:p>5,5</text:p>
          </table:table-cell>
          <table:table-cell table:style-name="ce1" office:value-type="float" office:value="6.5" calcext:value-type="float">
            <text:p>6,5</text:p>
          </table:table-cell>
          <table:table-cell office:value-type="float" office:value="5" calcext:value-type="float">
            <text:p>5,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5" calcext:value-type="float">
            <text:p>5,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Úsvit</text:p>
          </table:table-cell>
          <table:table-cell table:style-name="ce2" office:value-type="float" office:value="5.5" calcext:value-type="float">
            <text:p>5,5</text:p>
          </table:table-cell>
          <table:table-cell office:value-type="float" office:value="7" calcext:value-type="float">
            <text:p>7,0</text:p>
          </table:table-cell>
          <table:table-cell office:value-type="float" office:value="3" calcext:value-type="float">
            <text:p>3,0</text:p>
          </table:table-cell>
          <table:table-cell table:style-name="ce2" office:value-type="float" office:value="3" calcext:value-type="float">
            <text:p>3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4.5" calcext:value-type="float">
            <text:p>4,5</text:p>
          </table:table-cell>
          <table:table-cell office:value-type="float" office:value="5" calcext:value-type="float">
            <text:p>5,0</text:p>
          </table:table-cell>
          <table:table-cell office:value-type="float" office:value="6" calcext:value-type="float">
            <text:p>6,0</text:p>
          </table:table-cell>
          <table:table-cell office:value-type="float" office:value="4" calcext:value-type="float">
            <text:p>4,0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float" office:value="5" calcext:value-type="float">
            <text:p>5,0</text:p>
          </table:table-cell>
          <table:table-cell table:style-name="ce2" office:value-type="float" office:value="6" calcext:value-type="float">
            <text:p>6,0</text:p>
          </table:table-cell>
          <table:table-cell table:style-name="ce2"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.00.0000</text:date>, <text:time style:data-style-name="N2" text:time-value="22:03:17.58037572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